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1cm" fo:line-height="100%" fo:margin-top="0cm" style:writing-mode="lr-tb"/>
    </style:style>
    <style:style style:name="T1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text-indent="1cm" fo:line-height="100%" fo:margin-top="0cm" style:writing-mode="lr-tb"/>
    </style:style>
    <style:style style:name="T2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" style:family="paragraph" style:parent-style-name="Standard">
      <style:paragraph-properties fo:text-align="center" fo:break-before="auto" fo:text-indent="1cm" fo:line-height="100%" fo:margin-top="0cm" style:writing-mode="lr-tb"/>
    </style:style>
    <style:style style:name="T3_1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4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5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6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P5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5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6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7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8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7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7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7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7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7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8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8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8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8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8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8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8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9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10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1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11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7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7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7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7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7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8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8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8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8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8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8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8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8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8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8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9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9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9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9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9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9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9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9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9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9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0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0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0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0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0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0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0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0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0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0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12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2_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3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13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4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14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7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7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7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7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7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8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8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8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8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8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8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8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8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8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8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9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9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9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9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9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9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9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9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9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9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10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10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10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10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10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10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10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10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10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10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1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1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1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5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15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7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7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6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16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6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6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6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6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6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6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6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6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6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6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6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7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17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8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18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8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9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19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0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20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7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7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7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7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7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8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8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8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8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8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8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8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8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8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8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9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9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9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9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9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9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9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9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9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9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0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0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0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0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0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0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0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0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0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0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0_1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1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21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7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7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7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7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7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8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8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8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8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8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8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8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8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8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8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9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9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9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9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9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9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9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9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9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9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0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0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0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0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0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0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0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0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0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0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7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7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7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7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7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8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8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8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8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8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2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22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2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2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2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2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2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2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2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2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2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2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2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2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2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2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2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2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2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3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23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4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24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7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7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7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7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7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8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8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8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8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8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8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8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8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8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8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9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9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9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9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9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9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9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9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9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9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0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0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0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0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0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0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0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0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0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0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4_1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5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25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6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26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7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27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7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7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7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7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7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8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8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8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8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8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8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8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8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28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8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9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29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9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0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30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0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0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0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0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0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0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0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0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0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0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0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0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0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1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31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1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2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32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2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3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33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7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7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7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7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7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8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8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8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8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8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8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8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8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8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8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9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9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9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9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9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9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9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9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9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9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0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0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0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0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0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0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0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0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0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0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7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7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7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7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7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8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8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8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8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8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8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8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8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8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8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9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9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9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9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9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9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9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9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9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3_19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4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34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4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4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4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4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4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4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4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4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4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4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4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5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35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5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5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5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5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5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5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5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5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5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5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5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5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5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5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5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5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5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5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6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P37" style:family="paragraph" style:parent-style-name="Standard">
      <style:paragraph-properties fo:text-align="center" fo:break-before="auto" fo:text-indent="1cm" fo:line-height="100%" fo:margin-top="0cm" fo:margin-bottom="0.212cm" style:writing-mode="lr-tb"/>
    </style:style>
    <style:style style:name="T37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8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P39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39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7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7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7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7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7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8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8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8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8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8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8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8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8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8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8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9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9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9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9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9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9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9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9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9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9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0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0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0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0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0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0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9_10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0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40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7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7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7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7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7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8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8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8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8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8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8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8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8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8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8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9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9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9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9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9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9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9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9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9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9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10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10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10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1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41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7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7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7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7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7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8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8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8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8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8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8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8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8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8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8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9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9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9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9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9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9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9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9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9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9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0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0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0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0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0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0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0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0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0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0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1_1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2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42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2_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3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43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3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4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44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4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5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45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5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6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46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6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7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47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7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8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48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8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9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49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9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0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50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0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1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51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2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52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2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2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2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2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2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2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2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3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53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3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4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54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4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5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55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6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56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6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6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6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6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6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6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6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6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6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7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57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7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7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7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7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7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7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7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7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7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8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P59" style:family="paragraph" style:parent-style-name="Standard">
      <style:paragraph-properties fo:text-align="center" fo:break-before="auto" fo:text-indent="1cm" fo:line-height="100%" fo:margin-top="0cm" fo:margin-bottom="0.212cm" style:writing-mode="lr-tb"/>
    </style:style>
    <style:style style:name="T59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0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P61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P62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62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3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63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4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64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5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65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4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4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4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4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4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4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4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5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5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5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5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5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5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5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5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5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5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6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6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6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6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6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6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6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6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6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6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7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7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7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7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7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7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7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7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7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6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66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6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6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6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6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6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6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6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6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6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7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P68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68_1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2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3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4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5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6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9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69_1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2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3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4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5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6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7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8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9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0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1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2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3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4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5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6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7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8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9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20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21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0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P71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71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1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2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P73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73_1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2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3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4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5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6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7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8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9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0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1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2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3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4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5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6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7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8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9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20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21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22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23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4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P75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75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6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76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3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4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4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6_4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7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77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7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8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78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3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3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3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8_3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9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79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9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9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9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9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9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9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9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9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9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0" style:family="paragraph" style:parent-style-name="Standard">
      <style:paragraph-properties fo:text-align="justify" fo:break-before="auto" fo:text-indent="1cm" fo:line-height="100%" fo:margin-top="0cm" fo:margin-bottom="0.212cm" style:writing-mode="lr-tb"/>
    </style:style>
    <style:style style:name="T80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0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</office:automatic-styles>
  <office:body>
    <office:text>
      <text:p text:style-name="P1"><text:span text:style-name="T1_1">Sok</text:span><text:span text:style-name="T1_2"><text:s/></text:span><text:span text:style-name="T1_3">pomidorowy</text:span></text:p>
      <text:p text:style-name="P2"><text:span text:style-name="T2_1">[</text:span><text:span text:style-name="T2_2">One</text:span><text:span text:style-name="T2_3">-</text:span><text:span text:style-name="T2_4">Shot</text:span><text:span text:style-name="T2_5">]<text:s/>[</text:span><text:span text:style-name="T2_6">Slice</text:span><text:span text:style-name="T2_7"><text:s/></text:span><text:span text:style-name="T2_8">of</text:span><text:span text:style-name="T2_9"><text:s/></text:span><text:span text:style-name="T2_10">Life</text:span><text:span text:style-name="T2_11">]<text:s/>[</text:span><text:span text:style-name="T2_12">Sad</text:span><text:span text:style-name="T2_13">]<text:s/>[</text:span><text:span text:style-name="T2_14">Confession</text:span><text:span text:style-name="T2_15">]</text:span></text:p>
      <text:p text:style-name="P3"><text:span text:style-name="T3_1">Madeleine</text:span><text:span text:style-name="T3_2"><text:s/>(</text:span><text:span text:style-name="T3_3">alias</text:span><text:span text:style-name="T3_4"><text:s/></text:span><text:span text:style-name="T3_5">Gacinka</text:span><text:span text:style-name="T3_6">)</text:span></text:p>
      <text:p text:style-name="P4"/>
      <text:p text:style-name="P5"><text:span text:style-name="T5_1">Przychodził</text:span><text:span text:style-name="T5_2"><text:s/></text:span><text:span text:style-name="T5_3">zawsze</text:span><text:span text:style-name="T5_4"><text:s/></text:span><text:span text:style-name="T5_5">w</text:span><text:span text:style-name="T5_6"><text:s/></text:span><text:span text:style-name="T5_7">piątek</text:span><text:span text:style-name="T5_8"><text:s/></text:span><text:span text:style-name="T5_9">trzynastego</text:span><text:span text:style-name="T5_10">.</text:span></text:p>
      <text:p text:style-name="P6"><text:span text:style-name="T6_1">Od</text:span><text:span text:style-name="T6_2"><text:s/></text:span><text:span text:style-name="T6_3">razu</text:span><text:span text:style-name="T6_4"><text:s/></text:span><text:span text:style-name="T6_5">wiedziałem</text:span><text:span text:style-name="T6_6">,<text:s/></text:span><text:span text:style-name="T6_7">kiedy</text:span><text:span text:style-name="T6_8"><text:s/></text:span><text:span text:style-name="T6_9">wchodził</text:span><text:span text:style-name="T6_10"><text:s/></text:span><text:span text:style-name="T6_11">do</text:span><text:span text:style-name="T6_12"><text:s/></text:span><text:span text:style-name="T6_13">lokalu</text:span><text:span text:style-name="T6_14">;<text:s/></text:span><text:span text:style-name="T6_15">nie</text:span><text:span text:style-name="T6_16">,<text:s/></text:span><text:span text:style-name="T6_17">żeby</text:span><text:span text:style-name="T6_18"><text:s/></text:span><text:span text:style-name="T6_19">był</text:span><text:span text:style-name="T6_20"><text:s/></text:span><text:span text:style-name="T6_21">tak</text:span><text:span text:style-name="T6_22"><text:s/></text:span><text:span text:style-name="T6_23">wielki</text:span><text:span text:style-name="T6_24">,<text:s/></text:span><text:span text:style-name="T6_25">że</text:span><text:span text:style-name="T6_26"><text:s/></text:span><text:span text:style-name="T6_27">wybitnie</text:span><text:span text:style-name="T6_28"><text:s/></text:span><text:span text:style-name="T6_29">rzucał</text:span><text:span text:style-name="T6_30"><text:s/></text:span><text:span text:style-name="T6_31">się</text:span><text:span text:style-name="T6_32"><text:s/></text:span><text:span text:style-name="T6_33">w</text:span><text:span text:style-name="T6_34"><text:s/></text:span><text:span text:style-name="T6_35">oczy</text:span><text:span text:style-name="T6_36">.<text:s/></text:span><text:span text:style-name="T6_37">Nie</text:span><text:span text:style-name="T6_38">,<text:s/></text:span><text:span text:style-name="T6_39">żeby</text:span><text:span text:style-name="T6_40"><text:s/></text:span><text:span text:style-name="T6_41">jego</text:span><text:span text:style-name="T6_42"><text:s/></text:span><text:span text:style-name="T6_43">kroki</text:span><text:span text:style-name="T6_44"><text:s/></text:span><text:span text:style-name="T6_45">dudniły</text:span><text:span text:style-name="T6_46"><text:s/></text:span><text:span text:style-name="T6_47">o</text:span><text:span text:style-name="T6_48"><text:s/></text:span><text:span text:style-name="T6_49">posadzkę</text:span><text:span text:style-name="T6_50"><text:s/></text:span><text:span text:style-name="T6_51">albo</text:span><text:span text:style-name="T6_52"><text:s/></text:span><text:span text:style-name="T6_53">żeby</text:span><text:span text:style-name="T6_54"><text:s/></text:span><text:span text:style-name="T6_55">zachowywał</text:span><text:span text:style-name="T6_56"><text:s/></text:span><text:span text:style-name="T6_57">się</text:span><text:span text:style-name="T6_58"><text:s/></text:span><text:span text:style-name="T6_59">w</text:span><text:span text:style-name="T6_60"><text:s/></text:span><text:span text:style-name="T6_61">taki</text:span><text:span text:style-name="T6_62"><text:s/></text:span><text:span text:style-name="T6_63">sposób</text:span><text:span text:style-name="T6_64">,<text:s/></text:span><text:span text:style-name="T6_65">że</text:span><text:span text:style-name="T6_66"><text:s/></text:span><text:span text:style-name="T6_67">trzeba</text:span><text:span text:style-name="T6_68"><text:s/></text:span><text:span text:style-name="T6_69">by</text:span><text:span text:style-name="T6_70"><text:s/></text:span><text:span text:style-name="T6_71">wzywać</text:span><text:span text:style-name="T6_72"><text:s/></text:span><text:span text:style-name="T6_73">ochronę</text:span><text:span text:style-name="T6_74">.</text:span></text:p>
      <text:p text:style-name="P7"><text:span text:style-name="T7_1">Właściwie</text:span><text:span text:style-name="T7_2">,<text:s/></text:span><text:span text:style-name="T7_3">w</text:span><text:span text:style-name="T7_4"><text:s/></text:span><text:span text:style-name="T7_5">jego</text:span><text:span text:style-name="T7_6"><text:s/></text:span><text:span text:style-name="T7_7">wyglądzie</text:span><text:span text:style-name="T7_8"><text:s/></text:span><text:span text:style-name="T7_9">nie</text:span><text:span text:style-name="T7_10"><text:s/></text:span><text:span text:style-name="T7_11">było</text:span><text:span text:style-name="T7_12"><text:s/></text:span><text:span text:style-name="T7_13">absolutnie</text:span><text:span text:style-name="T7_14"><text:s/></text:span><text:span text:style-name="T7_15">nic</text:span><text:span text:style-name="T7_16"><text:s/></text:span><text:span text:style-name="T7_17">nadzwyczajnego</text:span><text:span text:style-name="T7_18">.</text:span></text:p>
      <text:p text:style-name="P8"><text:span text:style-name="T8_1">Ogier</text:span><text:span text:style-name="T8_2"><text:s/></text:span><text:span text:style-name="T8_3">w</text:span><text:span text:style-name="T8_4"><text:s/></text:span><text:span text:style-name="T8_5">średnim</text:span><text:span text:style-name="T8_6"><text:s/></text:span><text:span text:style-name="T8_7">wieku</text:span><text:span text:style-name="T8_8">,<text:s/></text:span><text:span text:style-name="T8_9">o</text:span><text:span text:style-name="T8_10"><text:s/></text:span><text:span text:style-name="T8_11">jasnym</text:span><text:span text:style-name="T8_12"><text:s/></text:span><text:span text:style-name="T8_13">umaszczeniu</text:span><text:span text:style-name="T8_14"><text:s/></text:span><text:span text:style-name="T8_15">i</text:span><text:span text:style-name="T8_16"><text:s/></text:span><text:span text:style-name="T8_17">z</text:span><text:span text:style-name="T8_18"><text:s/></text:span><text:span text:style-name="T8_19">elegancko</text:span><text:span text:style-name="T8_20"><text:s/></text:span><text:span text:style-name="T8_21">przyciętą</text:span><text:span text:style-name="T8_22"><text:s/></text:span><text:span text:style-name="T8_23">bródką</text:span><text:span text:style-name="T8_24">.<text:s/></text:span><text:span text:style-name="T8_25">Ile</text:span><text:span text:style-name="T8_26"><text:s/></text:span><text:span text:style-name="T8_27">mógł</text:span><text:span text:style-name="T8_28"><text:s/></text:span><text:span text:style-name="T8_29">mieć</text:span><text:span text:style-name="T8_30"><text:s/></text:span><text:span text:style-name="T8_31">lat</text:span><text:span text:style-name="T8_32">?<text:s/></text:span><text:span text:style-name="T8_33">Czterdzieści</text:span><text:span text:style-name="T8_34">?<text:s/></text:span><text:span text:style-name="T8_35">Może</text:span><text:span text:style-name="T8_36"><text:s/></text:span><text:span text:style-name="T8_37">nieco</text:span><text:span text:style-name="T8_38"><text:s/></text:span><text:span text:style-name="T8_39">mniej</text:span><text:span text:style-name="T8_40">…<text:s/></text:span><text:span text:style-name="T8_41">może</text:span><text:span text:style-name="T8_42"><text:s/></text:span><text:span text:style-name="T8_43">więcej</text:span><text:span text:style-name="T8_44">.<text:s/></text:span><text:span text:style-name="T8_45">Nie</text:span><text:span text:style-name="T8_46"><text:s/></text:span><text:span text:style-name="T8_47">wiem</text:span><text:span text:style-name="T8_48">.<text:s/></text:span><text:span text:style-name="T8_49">Czasami</text:span><text:span text:style-name="T8_50"><text:s/></text:span><text:span text:style-name="T8_51">zdawało</text:span><text:span text:style-name="T8_52"><text:s/></text:span><text:span text:style-name="T8_53">mi</text:span><text:span text:style-name="T8_54"><text:s/></text:span><text:span text:style-name="T8_55">się</text:span><text:span text:style-name="T8_56">,<text:s/></text:span><text:span text:style-name="T8_57">że</text:span><text:span text:style-name="T8_58"><text:s/></text:span><text:span text:style-name="T8_59">jesteśmy</text:span><text:span text:style-name="T8_60"><text:s/></text:span><text:span text:style-name="T8_61">rówieśnikami</text:span><text:span text:style-name="T8_62">,<text:s/></text:span><text:span text:style-name="T8_63">a</text:span><text:span text:style-name="T8_64"><text:s/></text:span><text:span text:style-name="T8_65">kiedy</text:span><text:span text:style-name="T8_66"><text:s/></text:span><text:span text:style-name="T8_67">indziej</text:span><text:span text:style-name="T8_68">,<text:s/></text:span><text:span text:style-name="T8_69">że</text:span><text:span text:style-name="T8_70"><text:s/></text:span><text:span text:style-name="T8_71">on</text:span><text:span text:style-name="T8_72"><text:s/></text:span><text:span text:style-name="T8_73">jest</text:span><text:span text:style-name="T8_74"><text:s/></text:span><text:span text:style-name="T8_75">ode</text:span><text:span text:style-name="T8_76"><text:s/></text:span><text:span text:style-name="T8_77">mnie</text:span><text:span text:style-name="T8_78"><text:s/></text:span><text:span text:style-name="T8_79">o</text:span><text:span text:style-name="T8_80"><text:s/></text:span><text:span text:style-name="T8_81">wiele</text:span><text:span text:style-name="T8_82">,<text:s/></text:span><text:span text:style-name="T8_83">wiele</text:span><text:span text:style-name="T8_84"><text:s/></text:span><text:span text:style-name="T8_85">starszy</text:span><text:span text:style-name="T8_86">.</text:span></text:p>
      <text:p text:style-name="P9"><text:span text:style-name="T9_1">Starszy</text:span><text:span text:style-name="T9_2"><text:s/></text:span><text:span text:style-name="T9_3">o</text:span><text:span text:style-name="T9_4"><text:s/></text:span><text:span text:style-name="T9_5">doświadczenia</text:span><text:span text:style-name="T9_6">.<text:s/></text:span><text:span text:style-name="T9_7">Tak</text:span><text:span text:style-name="T9_8">,<text:s/></text:span><text:span text:style-name="T9_9">to</text:span><text:span text:style-name="T9_10"><text:s/></text:span><text:span text:style-name="T9_11">chyba</text:span><text:span text:style-name="T9_12"><text:s/></text:span><text:span text:style-name="T9_13">właśnie</text:span><text:span text:style-name="T9_14"><text:s/></text:span><text:span text:style-name="T9_15">dlatego</text:span><text:span text:style-name="T9_16"><text:s/></text:span><text:span text:style-name="T9_17">przykuwał</text:span><text:span text:style-name="T9_18"><text:s/></text:span><text:span text:style-name="T9_19">moją</text:span><text:span text:style-name="T9_20"><text:s/></text:span><text:span text:style-name="T9_21">uwagę</text:span><text:span text:style-name="T9_22"><text:s/>–<text:s/></text:span><text:span text:style-name="T9_23">z</text:span><text:span text:style-name="T9_24"><text:s/></text:span><text:span text:style-name="T9_25">jego</text:span><text:span text:style-name="T9_26"><text:s/></text:span><text:span text:style-name="T9_27">twarzy</text:span><text:span text:style-name="T9_28"><text:s/></text:span><text:span text:style-name="T9_29">wyzierał</text:span><text:span text:style-name="T9_30"><text:s/></text:span><text:span text:style-name="T9_31">cały</text:span><text:span text:style-name="T9_32"><text:s/></text:span><text:span text:style-name="T9_33">kalejdoskop</text:span><text:span text:style-name="T9_34"><text:s/></text:span><text:span text:style-name="T9_35">emocji</text:span><text:span text:style-name="T9_36">.<text:s/></text:span><text:span text:style-name="T9_37">Kiedy</text:span><text:span text:style-name="T9_38"><text:s/></text:span><text:span text:style-name="T9_39">podchodził</text:span><text:span text:style-name="T9_40"><text:s/></text:span><text:span text:style-name="T9_41">do</text:span><text:span text:style-name="T9_42"><text:s/></text:span><text:span text:style-name="T9_43">baru</text:span><text:span text:style-name="T9_44">,<text:s/></text:span><text:span text:style-name="T9_45">kiedy</text:span><text:span text:style-name="T9_46"><text:s/></text:span><text:span text:style-name="T9_47">w</text:span><text:span text:style-name="T9_48"><text:s/></text:span><text:span text:style-name="T9_49">jego</text:span><text:span text:style-name="T9_50"><text:s/></text:span><text:span text:style-name="T9_51">oczach</text:span><text:span text:style-name="T9_52"><text:s/></text:span><text:span text:style-name="T9_53">odbijały</text:span><text:span text:style-name="T9_54"><text:s/></text:span><text:span text:style-name="T9_55">się</text:span><text:span text:style-name="T9_56"><text:s/></text:span><text:span text:style-name="T9_57">światła</text:span><text:span text:style-name="T9_58"><text:s/></text:span><text:span text:style-name="T9_59">z</text:span><text:span text:style-name="T9_60"><text:s/></text:span><text:span text:style-name="T9_61">przysufitowych</text:span><text:span text:style-name="T9_62"><text:s/></text:span><text:span text:style-name="T9_63">lamp</text:span><text:span text:style-name="T9_64">,<text:s/></text:span><text:span text:style-name="T9_65">zawsze</text:span><text:span text:style-name="T9_66"><text:s/></text:span><text:span text:style-name="T9_67">mi</text:span><text:span text:style-name="T9_68"><text:s/></text:span><text:span text:style-name="T9_69">się</text:span><text:span text:style-name="T9_70"><text:s/></text:span><text:span text:style-name="T9_71">zdawało</text:span><text:span text:style-name="T9_72">,<text:s/></text:span><text:span text:style-name="T9_73">że</text:span><text:span text:style-name="T9_74"><text:s/></text:span><text:span text:style-name="T9_75">mam</text:span><text:span text:style-name="T9_76"><text:s/></text:span><text:span text:style-name="T9_77">do</text:span><text:span text:style-name="T9_78"><text:s/></text:span><text:span text:style-name="T9_79">czynienia</text:span><text:span text:style-name="T9_80"><text:s/></text:span><text:span text:style-name="T9_81">ze</text:span><text:span text:style-name="T9_82"><text:s/></text:span><text:span text:style-name="T9_83">starcem</text:span><text:span text:style-name="T9_84">,<text:s/></text:span><text:span text:style-name="T9_85">a</text:span><text:span text:style-name="T9_86"><text:s/></text:span><text:span text:style-name="T9_87">nie</text:span><text:span text:style-name="T9_88"><text:s/></text:span><text:span text:style-name="T9_89">z</text:span><text:span text:style-name="T9_90"><text:s/></text:span><text:span text:style-name="T9_91">ogierem</text:span><text:span text:style-name="T9_92"><text:s/></text:span><text:span text:style-name="T9_93">w</text:span><text:span text:style-name="T9_94"><text:s/></text:span><text:span text:style-name="T9_95">kwiecie</text:span><text:span text:style-name="T9_96"><text:s/></text:span><text:span text:style-name="T9_97">wieku</text:span><text:span text:style-name="T9_98">.</text:span></text:p>
      <text:p text:style-name="P10"><text:span text:style-name="T10_1">Była</text:span><text:span text:style-name="T10_2"><text:s/></text:span><text:span text:style-name="T10_3">jeszcze</text:span><text:span text:style-name="T10_4"><text:s/></text:span><text:span text:style-name="T10_5">jedna</text:span><text:span text:style-name="T10_6"><text:s/></text:span><text:span text:style-name="T10_7">rzecz</text:span><text:span text:style-name="T10_8">,<text:s/></text:span><text:span text:style-name="T10_9">która</text:span><text:span text:style-name="T10_10"><text:s/></text:span><text:span text:style-name="T10_11">sprawiała</text:span><text:span text:style-name="T10_12">,<text:s/></text:span><text:span text:style-name="T10_13">że</text:span><text:span text:style-name="T10_14"><text:s/></text:span><text:span text:style-name="T10_15">był</text:span><text:span text:style-name="T10_16"><text:s/></text:span><text:span text:style-name="T10_17">klientem</text:span><text:span text:style-name="T10_18"><text:s/></text:span><text:span text:style-name="T10_19">nad</text:span><text:span text:style-name="T10_20"><text:s/></text:span><text:span text:style-name="T10_21">wyraz</text:span><text:span text:style-name="T10_22"><text:s/></text:span><text:span text:style-name="T10_23">oryginalnym</text:span><text:span text:style-name="T10_24">.</text:span></text:p>
      <text:p text:style-name="P11"><text:span text:style-name="T11_1">Przede</text:span><text:span text:style-name="T11_2"><text:s/></text:span><text:span text:style-name="T11_3">wszystkim</text:span><text:span text:style-name="T11_4"><text:s/></text:span><text:span text:style-name="T11_5">należy</text:span><text:span text:style-name="T11_6"><text:s/></text:span><text:span text:style-name="T11_7">wspomnieć</text:span><text:span text:style-name="T11_8">,<text:s/></text:span><text:span text:style-name="T11_9">że</text:span><text:span text:style-name="T11_10"><text:s/></text:span><text:span text:style-name="T11_11">w</text:span><text:span text:style-name="T11_12"><text:s/></text:span><text:span text:style-name="T11_13">pubie</text:span><text:span text:style-name="T11_14"><text:s/></text:span><text:span text:style-name="T11_15">Iron</text:span><text:span text:style-name="T11_16"><text:s/></text:span><text:span text:style-name="T11_17">Horse</text:span><text:span text:style-name="T11_18"><text:s/></text:span><text:span text:style-name="T11_19">we</text:span><text:span text:style-name="T11_20"><text:s/></text:span><text:span text:style-name="T11_21">wschodniej</text:span><text:span text:style-name="T11_22"><text:s/></text:span><text:span text:style-name="T11_23">dzielnicy</text:span><text:span text:style-name="T11_24"><text:s/></text:span><text:span text:style-name="T11_25">Manehattanu</text:span><text:span text:style-name="T11_26"><text:s/></text:span><text:span text:style-name="T11_27">pracuję</text:span><text:span text:style-name="T11_28"><text:s/></text:span><text:span text:style-name="T11_29">od</text:span><text:span text:style-name="T11_30"><text:s/></text:span><text:span text:style-name="T11_31">dziesięciu</text:span><text:span text:style-name="T11_32"><text:s/></text:span><text:span text:style-name="T11_33">lat</text:span><text:span text:style-name="T11_34">.<text:s/></text:span><text:span text:style-name="T11_35">Zostałem</text:span><text:span text:style-name="T11_36"><text:s/></text:span><text:span text:style-name="T11_37">zatrudniony</text:span><text:span text:style-name="T11_38"><text:s/></text:span><text:span text:style-name="T11_39">na</text:span><text:span text:style-name="T11_40"><text:s/></text:span><text:span text:style-name="T11_41">zastępstwo</text:span><text:span text:style-name="T11_42"><text:s/></text:span><text:span text:style-name="T11_43">za</text:span><text:span text:style-name="T11_44"><text:s/></text:span><text:span text:style-name="T11_45">barmana</text:span><text:span text:style-name="T11_46">,<text:s/></text:span><text:span text:style-name="T11_47">którego</text:span><text:span text:style-name="T11_48"><text:s/></text:span><text:span text:style-name="T11_49">problemy</text:span><text:span text:style-name="T11_50"><text:s/></text:span><text:span text:style-name="T11_51">zdrowotne</text:span><text:span text:style-name="T11_52"><text:s/></text:span><text:span text:style-name="T11_53">wysłały</text:span><text:span text:style-name="T11_54"><text:s/></text:span><text:span text:style-name="T11_55">na</text:span><text:span text:style-name="T11_56"><text:s/></text:span><text:span text:style-name="T11_57">zasłużony</text:span><text:span text:style-name="T11_58"><text:s/></text:span><text:span text:style-name="T11_59">urlop</text:span><text:span text:style-name="T11_60">.<text:s/>(</text:span><text:span text:style-name="T11_61">Swoją</text:span><text:span text:style-name="T11_62"><text:s/></text:span><text:span text:style-name="T11_63">drogą</text:span><text:span text:style-name="T11_64">,<text:s/></text:span><text:span text:style-name="T11_65">pub</text:span><text:span text:style-name="T11_66"><text:s/></text:span><text:span text:style-name="T11_67">ma</text:span><text:span text:style-name="T11_68"><text:s/></text:span><text:span text:style-name="T11_69">tak</text:span><text:span text:style-name="T11_70"><text:s/></text:span><text:span text:style-name="T11_71">dobrą</text:span><text:span text:style-name="T11_72"><text:s/></text:span><text:span text:style-name="T11_73">opinię</text:span><text:span text:style-name="T11_74">,<text:s/></text:span><text:span text:style-name="T11_75">że</text:span><text:span text:style-name="T11_76"><text:s/></text:span><text:span text:style-name="T11_77">dostanie</text:span><text:span text:style-name="T11_78"><text:s/></text:span><text:span text:style-name="T11_79">tutaj</text:span><text:span text:style-name="T11_80"><text:s/></text:span><text:span text:style-name="T11_81">pracy</text:span><text:span text:style-name="T11_82"><text:s/></text:span><text:span text:style-name="T11_83">graniczy</text:span><text:span text:style-name="T11_84"><text:s/></text:span><text:span text:style-name="T11_85">z</text:span><text:span text:style-name="T11_86"><text:s/></text:span><text:span text:style-name="T11_87">cudem</text:span><text:span text:style-name="T11_88">,<text:s/></text:span><text:span text:style-name="T11_89">nawet</text:span><text:span text:style-name="T11_90"><text:s/></text:span><text:span text:style-name="T11_91">nade</text:span><text:span text:style-name="T11_92"><text:s/></text:span><text:span text:style-name="T11_93">mną</text:span><text:span text:style-name="T11_94"><text:s/></text:span><text:span text:style-name="T11_95">kręcono</text:span><text:span text:style-name="T11_96"><text:s/></text:span><text:span text:style-name="T11_97">nosem</text:span><text:span text:style-name="T11_98">,<text:s/></text:span><text:span text:style-name="T11_99">mimo</text:span><text:span text:style-name="T11_100"><text:s/></text:span><text:span text:style-name="T11_101">że</text:span><text:span text:style-name="T11_102"><text:s/></text:span><text:span text:style-name="T11_103">już</text:span><text:span text:style-name="T11_104"><text:s/></text:span><text:span text:style-name="T11_105">wtedy</text:span><text:span text:style-name="T11_106"><text:s/></text:span><text:span text:style-name="T11_107">miałem</text:span><text:span text:style-name="T11_108"><text:s/></text:span><text:span text:style-name="T11_109">kilkuletnie</text:span><text:span text:style-name="T11_110"><text:s/></text:span><text:span text:style-name="T11_111">doświadczenie</text:span><text:span text:style-name="T11_112"><text:s/></text:span><text:span text:style-name="T11_113">w</text:span><text:span text:style-name="T11_114"><text:s/></text:span><text:span text:style-name="T11_115">zawodzie</text:span><text:span text:style-name="T11_116"><text:s/>–<text:s/></text:span><text:span text:style-name="T11_117">dorabiało</text:span><text:span text:style-name="T11_118"><text:s/></text:span><text:span text:style-name="T11_119">się</text:span><text:span text:style-name="T11_120"><text:s/></text:span><text:span text:style-name="T11_121">za</text:span><text:span text:style-name="T11_122"><text:s/></text:span><text:span text:style-name="T11_123">szczyla</text:span><text:span text:style-name="T11_124"><text:s/></text:span><text:span text:style-name="T11_125">po</text:span><text:span text:style-name="T11_126"><text:s/></text:span><text:span text:style-name="T11_127">różnych</text:span><text:span text:style-name="T11_128"><text:s/></text:span><text:span text:style-name="T11_129">kantynach</text:span><text:span text:style-name="T11_130"><text:s/>–<text:s/></text:span><text:span text:style-name="T11_131">a</text:span><text:span text:style-name="T11_132"><text:s/></text:span><text:span text:style-name="T11_133">także</text:span><text:span text:style-name="T11_134"><text:s/></text:span><text:span text:style-name="T11_135">dostałem</text:span><text:span text:style-name="T11_136"><text:s/></text:span><text:span text:style-name="T11_137">nielichą</text:span><text:span text:style-name="T11_138"><text:s/></text:span><text:span text:style-name="T11_139">rekomendację</text:span><text:span text:style-name="T11_140"><text:s/></text:span><text:span text:style-name="T11_141">z</text:span><text:span text:style-name="T11_142"><text:s/></text:span><text:span text:style-name="T11_143">poprzedniego</text:span><text:span text:style-name="T11_144"><text:s/></text:span><text:span text:style-name="T11_145">miejsca</text:span><text:span text:style-name="T11_146"><text:s/></text:span><text:span text:style-name="T11_147">pracy</text:span><text:span text:style-name="T11_148">;<text:s/></text:span><text:span text:style-name="T11_149">cieszyłem</text:span><text:span text:style-name="T11_150"><text:s/></text:span><text:span text:style-name="T11_151">się</text:span><text:span text:style-name="T11_152"><text:s/></text:span><text:span text:style-name="T11_153">jak</text:span><text:span text:style-name="T11_154"><text:s/></text:span><text:span text:style-name="T11_155">głupek</text:span><text:span text:style-name="T11_156">,<text:s/></text:span><text:span text:style-name="T11_157">mimo</text:span><text:span text:style-name="T11_158"><text:s/></text:span><text:span text:style-name="T11_159">że</text:span><text:span text:style-name="T11_160"><text:s/></text:span><text:span text:style-name="T11_161">miałem</text:span><text:span text:style-name="T11_162"><text:s/></text:span><text:span text:style-name="T11_163">zostać</text:span><text:span text:style-name="T11_164"><text:s/></text:span><text:span text:style-name="T11_165">tylko</text:span><text:span text:style-name="T11_166"><text:s/></text:span><text:span text:style-name="T11_167">na</text:span><text:span text:style-name="T11_168"><text:s/></text:span><text:span text:style-name="T11_169">czas</text:span><text:span text:style-name="T11_170"><text:s/></text:span><text:span text:style-name="T11_171">hospitalizacji</text:span><text:span text:style-name="T11_172"><text:s/></text:span><text:span text:style-name="T11_173">dotychczasowego</text:span><text:span text:style-name="T11_174"><text:s/></text:span><text:span text:style-name="T11_175">barmana</text:span><text:span text:style-name="T11_176">.<text:s/></text:span><text:span text:style-name="T11_177">Okazało</text:span><text:span text:style-name="T11_178"><text:s/></text:span><text:span text:style-name="T11_179">się</text:span><text:span text:style-name="T11_180"><text:s/></text:span><text:span text:style-name="T11_181">jednak</text:span><text:span text:style-name="T11_182">,<text:s/></text:span><text:span text:style-name="T11_183">że</text:span><text:span text:style-name="T11_184"><text:s/></text:span><text:span text:style-name="T11_185">przerwa</text:span><text:span text:style-name="T11_186"><text:s/></text:span><text:span text:style-name="T11_187">potrwa</text:span><text:span text:style-name="T11_188"><text:s/></text:span><text:span text:style-name="T11_189">dłużej</text:span><text:span text:style-name="T11_190"><text:s/></text:span><text:span text:style-name="T11_191">niż</text:span><text:span text:style-name="T11_192"><text:s/></text:span><text:span text:style-name="T11_193">było</text:span><text:span text:style-name="T11_194"><text:s/></text:span><text:span text:style-name="T11_195">zamierzone</text:span><text:span text:style-name="T11_196">…<text:s/></text:span><text:span text:style-name="T11_197">koniec</text:span><text:span text:style-name="T11_198"><text:s/></text:span><text:span text:style-name="T11_199">końców</text:span><text:span text:style-name="T11_200"><text:s/></text:span><text:span text:style-name="T11_201">potrwała</text:span><text:span text:style-name="T11_202"><text:s/></text:span><text:span text:style-name="T11_203">tak</text:span><text:span text:style-name="T11_204"><text:s/></text:span><text:span text:style-name="T11_205">długo</text:span><text:span text:style-name="T11_206">,<text:s/></text:span><text:span text:style-name="T11_207">że</text:span><text:span text:style-name="T11_208"><text:s/></text:span><text:span text:style-name="T11_209">objąłem</text:span><text:span text:style-name="T11_210"><text:s/></text:span><text:span text:style-name="T11_211">stanowisko</text:span><text:span text:style-name="T11_212"><text:s/></text:span><text:span text:style-name="T11_213">całkowicie</text:span><text:span text:style-name="T11_214"><text:s/></text:span><text:span text:style-name="T11_215">legalnie</text:span><text:span text:style-name="T11_216">).</text:span></text:p>
      <text:p text:style-name="P12"><text:span text:style-name="T12_1">Przed</text:span><text:span text:style-name="T12_2"><text:s/></text:span><text:span text:style-name="T12_3">swoim</text:span><text:span text:style-name="T12_4"><text:s/></text:span><text:span text:style-name="T12_5">odejściem</text:span><text:span text:style-name="T12_6"><text:s/></text:span><text:span text:style-name="T12_7">Donny</text:span><text:span text:style-name="T12_8">,<text:s/></text:span><text:span text:style-name="T12_9">mój</text:span><text:span text:style-name="T12_10"><text:s/></text:span><text:span text:style-name="T12_11">poprzednik</text:span><text:span text:style-name="T12_12">,<text:s/></text:span><text:span text:style-name="T12_13">opowiedział</text:span><text:span text:style-name="T12_14"><text:s/></text:span><text:span text:style-name="T12_15">mi</text:span><text:span text:style-name="T12_16"><text:s/></text:span><text:span text:style-name="T12_17">o</text:span><text:span text:style-name="T12_18"><text:s/></text:span><text:span text:style-name="T12_19">jednym</text:span><text:span text:style-name="T12_20"><text:s/></text:span><text:span text:style-name="T12_21">kliencie</text:span><text:span text:style-name="T12_22">,<text:s/></text:span><text:span text:style-name="T12_23">który</text:span><text:span text:style-name="T12_24"><text:s/></text:span><text:span text:style-name="T12_25">po</text:span><text:span text:style-name="T12_26"><text:s/></text:span><text:span text:style-name="T12_27">raz</text:span><text:span text:style-name="T12_28"><text:s/></text:span><text:span text:style-name="T12_29">pierwszy</text:span><text:span text:style-name="T12_30"><text:s/></text:span><text:span text:style-name="T12_31">przyszedł</text:span><text:span text:style-name="T12_32"><text:s/></text:span><text:span text:style-name="T12_33">do</text:span><text:span text:style-name="T12_34"><text:s/></text:span><text:span text:style-name="T12_35">lokalu</text:span><text:span text:style-name="T12_36"><text:s/></text:span><text:span text:style-name="T12_37">przed</text:span><text:span text:style-name="T12_38"><text:s/></text:span><text:span text:style-name="T12_39">pięciu</text:span><text:span text:style-name="T12_40"><text:s/></text:span><text:span text:style-name="T12_41">laty</text:span><text:span text:style-name="T12_42">,<text:s/></text:span><text:span text:style-name="T12_43">dokładnie</text:span><text:span text:style-name="T12_44"><text:s/></text:span><text:span text:style-name="T12_45">w</text:span><text:span text:style-name="T12_46"><text:s/></text:span><text:span text:style-name="T12_47">piątek</text:span><text:span text:style-name="T12_48"><text:s/></text:span><text:span text:style-name="T12_49">trzynastego</text:span><text:span text:style-name="T12_50">.<text:s/></text:span><text:span text:style-name="T12_51">Od</text:span><text:span text:style-name="T12_52"><text:s/></text:span><text:span text:style-name="T12_53">tamtego</text:span><text:span text:style-name="T12_54"><text:s/></text:span><text:span text:style-name="T12_55">czasu</text:span><text:span text:style-name="T12_56"><text:s/></text:span><text:span text:style-name="T12_57">odwiedzał</text:span><text:span text:style-name="T12_58"><text:s/></text:span><text:span text:style-name="T12_59">pub</text:span><text:span text:style-name="T12_60"><text:s/></text:span><text:span text:style-name="T12_61">z</text:span><text:span text:style-name="T12_62"><text:s/></text:span><text:span text:style-name="T12_63">zaskakującą</text:span><text:span text:style-name="T12_64"><text:s/></text:span><text:span text:style-name="T12_65">regularnością</text:span><text:span text:style-name="T12_66">,<text:s/></text:span><text:span text:style-name="T12_67">zawsze</text:span><text:span text:style-name="T12_68"><text:s/></text:span><text:span text:style-name="T12_69">zamawiając</text:span><text:span text:style-name="T12_70"><text:s/></text:span><text:span text:style-name="T12_71">to</text:span><text:span text:style-name="T12_72"><text:s/></text:span><text:span text:style-name="T12_73">samo</text:span><text:span text:style-name="T12_74">.</text:span></text:p>
      <text:p text:style-name="P13"><text:span text:style-name="T13_1">Od</text:span><text:span text:style-name="T13_2"><text:s/></text:span><text:span text:style-name="T13_3">chwili</text:span><text:span text:style-name="T13_4">,<text:s/></text:span><text:span text:style-name="T13_5">gdy</text:span><text:span text:style-name="T13_6"><text:s/></text:span><text:span text:style-name="T13_7">Donny</text:span><text:span text:style-name="T13_8"><text:s/></text:span><text:span text:style-name="T13_9">mi</text:span><text:span text:style-name="T13_10"><text:s/></text:span><text:span text:style-name="T13_11">o</text:span><text:span text:style-name="T13_12"><text:s/></text:span><text:span text:style-name="T13_13">tym</text:span><text:span text:style-name="T13_14"><text:s/></text:span><text:span text:style-name="T13_15">powiedział</text:span><text:span text:style-name="T13_16">,<text:s/></text:span><text:span text:style-name="T13_17">upłynęło</text:span><text:span text:style-name="T13_18"><text:s/></text:span><text:span text:style-name="T13_19">dziesięć</text:span><text:span text:style-name="T13_20"><text:s/></text:span><text:span text:style-name="T13_21">długich</text:span><text:span text:style-name="T13_22"><text:s/></text:span><text:span text:style-name="T13_23">lat</text:span><text:span text:style-name="T13_24">.</text:span></text:p>
      <text:p text:style-name="P14"><text:span text:style-name="T14_1">Spojrzałem</text:span><text:span text:style-name="T14_2"><text:s/></text:span><text:span text:style-name="T14_3">w</text:span><text:span text:style-name="T14_4"><text:s/></text:span><text:span text:style-name="T14_5">stronę</text:span><text:span text:style-name="T14_6"><text:s/></text:span><text:span text:style-name="T14_7">ogiera</text:span><text:span text:style-name="T14_8">,<text:s/></text:span><text:span text:style-name="T14_9">który</text:span><text:span text:style-name="T14_10"><text:s/></text:span><text:span text:style-name="T14_11">powoli</text:span><text:span text:style-name="T14_12"><text:s/></text:span><text:span text:style-name="T14_13">zmierzał</text:span><text:span text:style-name="T14_14"><text:s/></text:span><text:span text:style-name="T14_15">w</text:span><text:span text:style-name="T14_16"><text:s/></text:span><text:span text:style-name="T14_17">kierunku</text:span><text:span text:style-name="T14_18"><text:s/></text:span><text:span text:style-name="T14_19">baru</text:span><text:span text:style-name="T14_20">,<text:s/></text:span><text:span text:style-name="T14_21">otrzepując</text:span><text:span text:style-name="T14_22"><text:s/></text:span><text:span text:style-name="T14_23">po</text:span><text:span text:style-name="T14_24"><text:s/></text:span><text:span text:style-name="T14_25">drodze</text:span><text:span text:style-name="T14_26"><text:s/></text:span><text:span text:style-name="T14_27">buty</text:span><text:span text:style-name="T14_28"><text:s/></text:span><text:span text:style-name="T14_29">ze</text:span><text:span text:style-name="T14_30"><text:s/></text:span><text:span text:style-name="T14_31">śniegu</text:span><text:span text:style-name="T14_32">.<text:s/></text:span><text:span text:style-name="T14_33">Zima</text:span><text:span text:style-name="T14_34"><text:s/></text:span><text:span text:style-name="T14_35">w</text:span><text:span text:style-name="T14_36"><text:s/></text:span><text:span text:style-name="T14_37">tym</text:span><text:span text:style-name="T14_38"><text:s/></text:span><text:span text:style-name="T14_39">roku</text:span><text:span text:style-name="T14_40"><text:s/></text:span><text:span text:style-name="T14_41">była</text:span><text:span text:style-name="T14_42"><text:s/></text:span><text:span text:style-name="T14_43">wyjątkowo</text:span><text:span text:style-name="T14_44"><text:s/></text:span><text:span text:style-name="T14_45">surowa</text:span><text:span text:style-name="T14_46"><text:s/>–<text:s/></text:span><text:span text:style-name="T14_47">padało</text:span><text:span text:style-name="T14_48"><text:s/></text:span><text:span text:style-name="T14_49">nieprzerwanie</text:span><text:span text:style-name="T14_50"><text:s/></text:span><text:span text:style-name="T14_51">całymi</text:span><text:span text:style-name="T14_52"><text:s/></text:span><text:span text:style-name="T14_53">dniami</text:span><text:span text:style-name="T14_54">,<text:s/></text:span><text:span text:style-name="T14_55">w</text:span><text:span text:style-name="T14_56"><text:s/></text:span><text:span text:style-name="T14_57">mniejszych</text:span><text:span text:style-name="T14_58"><text:s/></text:span><text:span text:style-name="T14_59">miejscowościach</text:span><text:span text:style-name="T14_60"><text:s/></text:span><text:span text:style-name="T14_61">śnieg</text:span><text:span text:style-name="T14_62"><text:s/></text:span><text:span text:style-name="T14_63">sięgał</text:span><text:span text:style-name="T14_64"><text:s/></text:span><text:span text:style-name="T14_65">podobno</text:span><text:span text:style-name="T14_66"><text:s/></text:span><text:span text:style-name="T14_67">do</text:span><text:span text:style-name="T14_68"><text:s/></text:span><text:span text:style-name="T14_69">pasa</text:span><text:span text:style-name="T14_70">…<text:s/></text:span><text:span text:style-name="T14_71">ale</text:span><text:span text:style-name="T14_72"><text:s/></text:span><text:span text:style-name="T14_73">nie</text:span><text:span text:style-name="T14_74"><text:s/></text:span><text:span text:style-name="T14_75">jestem</text:span><text:span text:style-name="T14_76"><text:s/></text:span><text:span text:style-name="T14_77">w</text:span><text:span text:style-name="T14_78"><text:s/></text:span><text:span text:style-name="T14_79">stanie</text:span><text:span text:style-name="T14_80"><text:s/></text:span><text:span text:style-name="T14_81">tego</text:span><text:span text:style-name="T14_82"><text:s/></text:span><text:span text:style-name="T14_83">zweryfikować</text:span><text:span text:style-name="T14_84">.<text:s/></text:span><text:span text:style-name="T14_85">U</text:span><text:span text:style-name="T14_86"><text:s/></text:span><text:span text:style-name="T14_87">nas</text:span><text:span text:style-name="T14_88">,<text:s/></text:span><text:span text:style-name="T14_89">w</text:span><text:span text:style-name="T14_90"><text:s/></text:span><text:span text:style-name="T14_91">Manehattanie</text:span><text:span text:style-name="T14_92">,<text:s/></text:span><text:span text:style-name="T14_93">dzięki</text:span><text:span text:style-name="T14_94"><text:s/></text:span><text:span text:style-name="T14_95">bogom</text:span><text:span text:style-name="T14_96"><text:s/></text:span><text:span text:style-name="T14_97">i</text:span><text:span text:style-name="T14_98"><text:s/></text:span><text:span text:style-name="T14_99">łaskawości</text:span><text:span text:style-name="T14_100"><text:s/></text:span><text:span text:style-name="T14_101">księżniczek</text:span><text:span text:style-name="T14_102">,<text:s/></text:span><text:span text:style-name="T14_103">służba</text:span><text:span text:style-name="T14_104"><text:s/></text:span><text:span text:style-name="T14_105">drogowa</text:span><text:span text:style-name="T14_106"><text:s/></text:span><text:span text:style-name="T14_107">działała</text:span><text:span text:style-name="T14_108"><text:s/></text:span><text:span text:style-name="T14_109">bez</text:span><text:span text:style-name="T14_110"><text:s/></text:span><text:span text:style-name="T14_111">zarzutu</text:span><text:span text:style-name="T14_112">.</text:span></text:p>
      <text:p text:style-name="P15"><text:span text:style-name="T15_1">Odwróciłem</text:span><text:span text:style-name="T15_2"><text:s/></text:span><text:span text:style-name="T15_3">wzrok</text:span><text:span text:style-name="T15_4">,<text:s/></text:span><text:span text:style-name="T15_5">żeby</text:span><text:span text:style-name="T15_6"><text:s/></text:span><text:span text:style-name="T15_7">nie</text:span><text:span text:style-name="T15_8"><text:s/></text:span><text:span text:style-name="T15_9">wpatrywać</text:span><text:span text:style-name="T15_10"><text:s/></text:span><text:span text:style-name="T15_11">się</text:span><text:span text:style-name="T15_12"><text:s/></text:span><text:span text:style-name="T15_13">w</text:span><text:span text:style-name="T15_14"><text:s/></text:span><text:span text:style-name="T15_15">gościa</text:span><text:span text:style-name="T15_16"><text:s/></text:span><text:span text:style-name="T15_17">zbyt</text:span><text:span text:style-name="T15_18"><text:s/></text:span><text:span text:style-name="T15_19">natarczywie</text:span><text:span text:style-name="T15_20">.<text:s/></text:span><text:span text:style-name="T15_21">Zająłem</text:span><text:span text:style-name="T15_22"><text:s/></text:span><text:span text:style-name="T15_23">się</text:span><text:span text:style-name="T15_24"><text:s/></text:span><text:span text:style-name="T15_25">polerowaniem</text:span><text:span text:style-name="T15_26"><text:s/></text:span><text:span text:style-name="T15_27">szklanki</text:span><text:span text:style-name="T15_28">,<text:s/></text:span><text:span text:style-name="T15_29">którą</text:span><text:span text:style-name="T15_30"><text:s/></text:span><text:span text:style-name="T15_31">od</text:span><text:span text:style-name="T15_32"><text:s/></text:span><text:span text:style-name="T15_33">jakiegoś</text:span><text:span text:style-name="T15_34"><text:s/></text:span><text:span text:style-name="T15_35">czasu</text:span><text:span text:style-name="T15_36"><text:s/></text:span><text:span text:style-name="T15_37">trzymałem</text:span><text:span text:style-name="T15_38"><text:s/></text:span><text:span text:style-name="T15_39">w</text:span><text:span text:style-name="T15_40"><text:s/></text:span><text:span text:style-name="T15_41">kopycie</text:span><text:span text:style-name="T15_42"><text:s/></text:span><text:span text:style-name="T15_43">i</text:span><text:span text:style-name="T15_44"><text:s/></text:span><text:span text:style-name="T15_45">która</text:span><text:span text:style-name="T15_46"><text:s/></text:span><text:span text:style-name="T15_47">ani</text:span><text:span text:style-name="T15_48"><text:s/></text:span><text:span text:style-name="T15_49">trochę</text:span><text:span text:style-name="T15_50"><text:s/></text:span><text:span text:style-name="T15_51">polerowania</text:span><text:span text:style-name="T15_52"><text:s/></text:span><text:span text:style-name="T15_53">nie</text:span><text:span text:style-name="T15_54"><text:s/></text:span><text:span text:style-name="T15_55">potrzebowała</text:span><text:span text:style-name="T15_56">.<text:s/></text:span><text:span text:style-name="T15_57">Czekałem</text:span><text:span text:style-name="T15_58">,<text:s/></text:span><text:span text:style-name="T15_59">aż</text:span><text:span text:style-name="T15_60"><text:s/></text:span><text:span text:style-name="T15_61">ogier</text:span><text:span text:style-name="T15_62"><text:s/></text:span><text:span text:style-name="T15_63">zasiądzie</text:span><text:span text:style-name="T15_64"><text:s/></text:span><text:span text:style-name="T15_65">na</text:span><text:span text:style-name="T15_66"><text:s/></text:span><text:span text:style-name="T15_67">wysokim</text:span><text:span text:style-name="T15_68"><text:s/></text:span><text:span text:style-name="T15_69">stołku</text:span><text:span text:style-name="T15_70"><text:s/></text:span><text:span text:style-name="T15_71">na</text:span><text:span text:style-name="T15_72"><text:s/></text:span><text:span text:style-name="T15_73">wprost</text:span><text:span text:style-name="T15_74"><text:s/></text:span><text:span text:style-name="T15_75">mnie</text:span><text:span text:style-name="T15_76">.</text:span></text:p>
      <text:p text:style-name="P16"><text:span text:style-name="T16_1">Krzesło</text:span><text:span text:style-name="T16_2"><text:s/></text:span><text:span text:style-name="T16_3">wydało</text:span><text:span text:style-name="T16_4"><text:s/></text:span><text:span text:style-name="T16_5">z</text:span><text:span text:style-name="T16_6"><text:s/></text:span><text:span text:style-name="T16_7">siebie</text:span><text:span text:style-name="T16_8"><text:s/></text:span><text:span text:style-name="T16_9">przeciągłe</text:span><text:span text:style-name="T16_10"><text:s/></text:span><text:span text:style-name="T16_11">skrzypnięcie</text:span><text:span text:style-name="T16_12">.</text:span></text:p>
      <text:p text:style-name="P17"><text:span text:style-name="T17_1">Odczekałem</text:span><text:span text:style-name="T17_2"><text:s/></text:span><text:span text:style-name="T17_3">jeszcze</text:span><text:span text:style-name="T17_4"><text:s/></text:span><text:span text:style-name="T17_5">trzy</text:span><text:span text:style-name="T17_6"><text:s/></text:span><text:span text:style-name="T17_7">sekundy</text:span><text:span text:style-name="T17_8"><text:s/></text:span><text:span text:style-name="T17_9">i</text:span><text:span text:style-name="T17_10"><text:s/></text:span><text:span text:style-name="T17_11">dopiero</text:span><text:span text:style-name="T17_12"><text:s/></text:span><text:span text:style-name="T17_13">wtedy</text:span><text:span text:style-name="T17_14"><text:s/></text:span><text:span text:style-name="T17_15">podniosłem</text:span><text:span text:style-name="T17_16"><text:s/></text:span><text:span text:style-name="T17_17">wzrok</text:span><text:span text:style-name="T17_18">.</text:span></text:p>
      <text:p text:style-name="P18"><text:span text:style-name="T18_1">–<text:s/></text:span><text:span text:style-name="T18_2">Poproszę</text:span><text:span text:style-name="T18_3"><text:s/></text:span><text:span text:style-name="T18_4">sok</text:span><text:span text:style-name="T18_5"><text:s/></text:span><text:span text:style-name="T18_6">pomidorowy</text:span><text:span text:style-name="T18_7">.</text:span></text:p>
      <text:p text:style-name="P19"><text:span text:style-name="T19_1">Wiedziałem</text:span><text:span text:style-name="T19_2"><text:s/></text:span><text:span text:style-name="T19_3">doskonale</text:span><text:span text:style-name="T19_4">,<text:s/></text:span><text:span text:style-name="T19_5">co</text:span><text:span text:style-name="T19_6"><text:s/></text:span><text:span text:style-name="T19_7">zamówi</text:span><text:span text:style-name="T19_8">;<text:s/></text:span><text:span text:style-name="T19_9">zamawiał</text:span><text:span text:style-name="T19_10"><text:s/></text:span><text:span text:style-name="T19_11">zawsze</text:span><text:span text:style-name="T19_12"><text:s/></text:span><text:span text:style-name="T19_13">to</text:span><text:span text:style-name="T19_14"><text:s/></text:span><text:span text:style-name="T19_15">samo</text:span><text:span text:style-name="T19_16">,<text:s/></text:span><text:span text:style-name="T19_17">niezmiennie</text:span><text:span text:style-name="T19_18"><text:s/></text:span><text:span text:style-name="T19_19">od</text:span><text:span text:style-name="T19_20"><text:s/></text:span><text:span text:style-name="T19_21">dziesięciu</text:span><text:span text:style-name="T19_22"><text:s/></text:span><text:span text:style-name="T19_23">lat</text:span><text:span text:style-name="T19_24">…<text:s/></text:span><text:span text:style-name="T19_25">a</text:span><text:span text:style-name="T19_26"><text:s/></text:span><text:span text:style-name="T19_27">właściwie</text:span><text:span text:style-name="T19_28"><text:s/></text:span><text:span text:style-name="T19_29">piętnastu</text:span><text:span text:style-name="T19_30">,<text:s/></text:span><text:span text:style-name="T19_31">jeśli</text:span><text:span text:style-name="T19_32"><text:s/></text:span><text:span text:style-name="T19_33">wierzyć</text:span><text:span text:style-name="T19_34"><text:s/></text:span><text:span text:style-name="T19_35">Donny</text:span><text:span text:style-name="T19_36">’</text:span><text:span text:style-name="T19_37">emu</text:span><text:span text:style-name="T19_38">.</text:span></text:p>
      <text:p text:style-name="P20"><text:span text:style-name="T20_1">Podczas</text:span><text:span text:style-name="T20_2"><text:s/></text:span><text:span text:style-name="T20_3">jego</text:span><text:span text:style-name="T20_4"><text:s/></text:span><text:span text:style-name="T20_5">wizyt</text:span><text:span text:style-name="T20_6"><text:s/></text:span><text:span text:style-name="T20_7">zastanawiałem</text:span><text:span text:style-name="T20_8"><text:s/></text:span><text:span text:style-name="T20_9">się</text:span><text:span text:style-name="T20_10"><text:s/></text:span><text:span text:style-name="T20_11">często</text:span><text:span text:style-name="T20_12">,<text:s/></text:span><text:span text:style-name="T20_13">o</text:span><text:span text:style-name="T20_14"><text:s/></text:span><text:span text:style-name="T20_15">co</text:span><text:span text:style-name="T20_16"><text:s/></text:span><text:span text:style-name="T20_17">w</text:span><text:span text:style-name="T20_18"><text:s/></text:span><text:span text:style-name="T20_19">tym</text:span><text:span text:style-name="T20_20"><text:s/></text:span><text:span text:style-name="T20_21">wszystkim</text:span><text:span text:style-name="T20_22"><text:s/></text:span><text:span text:style-name="T20_23">chodzi</text:span><text:span text:style-name="T20_24">.<text:s/></text:span><text:span text:style-name="T20_25">To</text:span><text:span text:style-name="T20_26"><text:s/></text:span><text:span text:style-name="T20_27">jest</text:span><text:span text:style-name="T20_28"><text:s/></text:span><text:span text:style-name="T20_29">tak</text:span><text:span text:style-name="T20_30"><text:s/>–<text:s/></text:span><text:span text:style-name="T20_31">przychodzi</text:span><text:span text:style-name="T20_32"><text:s/></text:span><text:span text:style-name="T20_33">ogier</text:span><text:span text:style-name="T20_34"><text:s/></text:span><text:span text:style-name="T20_35">do</text:span><text:span text:style-name="T20_36"><text:s/></text:span><text:span text:style-name="T20_37">baru</text:span><text:span text:style-name="T20_38"><text:s/></text:span><text:span text:style-name="T20_39">i</text:span><text:span text:style-name="T20_40"><text:s/></text:span><text:span text:style-name="T20_41">zamiast</text:span><text:span text:style-name="T20_42"><text:s/></text:span><text:span text:style-name="T20_43">alkoholu</text:span><text:span text:style-name="T20_44"><text:s/></text:span><text:span text:style-name="T20_45">zamawia</text:span><text:span text:style-name="T20_46"><text:s/></text:span><text:span text:style-name="T20_47">sok</text:span><text:span text:style-name="T20_48"><text:s/></text:span><text:span text:style-name="T20_49">pomidorowy</text:span><text:span text:style-name="T20_50">.<text:s/></text:span><text:span text:style-name="T20_51">Nie</text:span><text:span text:style-name="T20_52"><text:s/></text:span><text:span text:style-name="T20_53">drink</text:span><text:span text:style-name="T20_54">,<text:s/></text:span><text:span text:style-name="T20_55">którego</text:span><text:span text:style-name="T20_56"><text:s/></text:span><text:span text:style-name="T20_57">bazą</text:span><text:span text:style-name="T20_58"><text:s/></text:span><text:span text:style-name="T20_59">jest</text:span><text:span text:style-name="T20_60"><text:s/></text:span><text:span text:style-name="T20_61">sok</text:span><text:span text:style-name="T20_62"><text:s/>–<text:s/></text:span><text:span text:style-name="T20_63">sam</text:span><text:span text:style-name="T20_64"><text:s/></text:span><text:span text:style-name="T20_65">sok</text:span><text:span text:style-name="T20_66">,<text:s/></text:span><text:span text:style-name="T20_67">czysty</text:span><text:span text:style-name="T20_68">,<text:s/></text:span><text:span text:style-name="T20_69">świeży</text:span><text:span text:style-name="T20_70"><text:s/></text:span><text:span text:style-name="T20_71">sok</text:span><text:span text:style-name="T20_72"><text:s/></text:span><text:span text:style-name="T20_73">z</text:span><text:span text:style-name="T20_74"><text:s/></text:span><text:span text:style-name="T20_75">pomidorów</text:span><text:span text:style-name="T20_76">;<text:s/></text:span><text:span text:style-name="T20_77">na</text:span><text:span text:style-name="T20_78"><text:s/></text:span><text:span text:style-name="T20_79">bogów</text:span><text:span text:style-name="T20_80">,<text:s/></text:span><text:span text:style-name="T20_81">mógłby</text:span><text:span text:style-name="T20_82"><text:s/></text:span><text:span text:style-name="T20_83">go</text:span><text:span text:style-name="T20_84"><text:s/></text:span><text:span text:style-name="T20_85">sobie</text:span><text:span text:style-name="T20_86"><text:s/></text:span><text:span text:style-name="T20_87">kupić</text:span><text:span text:style-name="T20_88"><text:s/></text:span><text:span text:style-name="T20_89">w</text:span><text:span text:style-name="T20_90"> </text:span><text:span text:style-name="T20_91">sklepie</text:span><text:span text:style-name="T20_92">,<text:s/></text:span><text:span text:style-name="T20_93">od</text:span><text:span text:style-name="T20_94"><text:s/></text:span><text:span text:style-name="T20_95">razu</text:span><text:span text:style-name="T20_96"><text:s/></text:span><text:span text:style-name="T20_97">w</text:span><text:span text:style-name="T20_98"><text:s/></text:span><text:span text:style-name="T20_99">litrowym</text:span><text:span text:style-name="T20_100"><text:s/></text:span><text:span text:style-name="T20_101">kartonie</text:span><text:span text:style-name="T20_102">,<text:s/></text:span><text:span text:style-name="T20_103">zapłaciłby</text:span><text:span text:style-name="T20_104"><text:s/></text:span><text:span text:style-name="T20_105">prawdopodobnie</text:span><text:span text:style-name="T20_106"><text:s/></text:span><text:span text:style-name="T20_107">mniej</text:span><text:span text:style-name="T20_108"><text:s/></text:span><text:span text:style-name="T20_109">niż</text:span><text:span text:style-name="T20_110"><text:s/></text:span><text:span text:style-name="T20_111">za</text:span><text:span text:style-name="T20_112"><text:s/></text:span><text:span text:style-name="T20_113">maleńką</text:span><text:span text:style-name="T20_114"><text:s/></text:span><text:span text:style-name="T20_115">szklaneczkę</text:span><text:span text:style-name="T20_116"><text:s/></text:span><text:span text:style-name="T20_117">tego</text:span><text:span text:style-name="T20_118"><text:s/></text:span><text:span text:style-name="T20_119">napoju</text:span><text:span text:style-name="T20_120"><text:s/></text:span><text:span text:style-name="T20_121">w</text:span><text:span text:style-name="T20_122"><text:s/></text:span><text:span text:style-name="T20_123">najdroższym</text:span><text:span text:style-name="T20_124"><text:s/></text:span><text:span text:style-name="T20_125">pubie</text:span><text:span text:style-name="T20_126"><text:s/></text:span><text:span text:style-name="T20_127">po</text:span><text:span text:style-name="T20_128"><text:s/></text:span><text:span text:style-name="T20_129">tej</text:span><text:span text:style-name="T20_130"><text:s/></text:span><text:span text:style-name="T20_131">stronie</text:span><text:span text:style-name="T20_132"><text:s/></text:span><text:span text:style-name="T20_133">Smart</text:span><text:span text:style-name="T20_134"><text:s/></text:span><text:span text:style-name="T20_135">River</text:span><text:span text:style-name="T20_136">!</text:span></text:p>
      <text:p text:style-name="P21"><text:span text:style-name="T21_1">Klient</text:span><text:span text:style-name="T21_2"><text:s/></text:span><text:span text:style-name="T21_3">praktycznie</text:span><text:span text:style-name="T21_4"><text:s/></text:span><text:span text:style-name="T21_5">nie</text:span><text:span text:style-name="T21_6"><text:s/></text:span><text:span text:style-name="T21_7">odzywał</text:span><text:span text:style-name="T21_8"><text:s/></text:span><text:span text:style-name="T21_9">się</text:span><text:span text:style-name="T21_10"><text:s/></text:span><text:span text:style-name="T21_11">poza</text:span><text:span text:style-name="T21_12"><text:s/></text:span><text:span text:style-name="T21_13">tymi</text:span><text:span text:style-name="T21_14"><text:s/></text:span><text:span text:style-name="T21_15">trzema</text:span><text:span text:style-name="T21_16"><text:s/></text:span><text:span text:style-name="T21_17">słowami</text:span><text:span text:style-name="T21_18"><text:s/></text:span><text:span text:style-name="T21_19">rzucanymi</text:span><text:span text:style-name="T21_20"><text:s/></text:span><text:span text:style-name="T21_21">zawsze</text:span><text:span text:style-name="T21_22"><text:s/></text:span><text:span text:style-name="T21_23">po</text:span><text:span text:style-name="T21_24"><text:s/></text:span><text:span text:style-name="T21_25">zajęciu</text:span><text:span text:style-name="T21_26"><text:s/></text:span><text:span text:style-name="T21_27">miejsca</text:span><text:span text:style-name="T21_28"><text:s/></text:span><text:span text:style-name="T21_29">przy</text:span><text:span text:style-name="T21_30"><text:s/></text:span><text:span text:style-name="T21_31">barze</text:span><text:span text:style-name="T21_32"><text:s/>(</text:span><text:span text:style-name="T21_33">o</text:span><text:span text:style-name="T21_34"><text:s/>„</text:span><text:span text:style-name="T21_35">dobry</text:span><text:span text:style-name="T21_36"><text:s/></text:span><text:span text:style-name="T21_37">wieczór</text:span><text:span text:style-name="T21_38">”<text:s/></text:span><text:span text:style-name="T21_39">mogłem</text:span><text:span text:style-name="T21_40"><text:s/></text:span><text:span text:style-name="T21_41">zapomnieć</text:span><text:span text:style-name="T21_42">,<text:s/></text:span><text:span text:style-name="T21_43">co</text:span><text:span text:style-name="T21_44"><text:s/></text:span><text:span text:style-name="T21_45">z</text:span><text:span text:style-name="T21_46"><text:s/></text:span><text:span text:style-name="T21_47">początku</text:span><text:span text:style-name="T21_48"><text:s/></text:span><text:span text:style-name="T21_49">mnie</text:span><text:span text:style-name="T21_50"><text:s/></text:span><text:span text:style-name="T21_51">denerwowało</text:span><text:span text:style-name="T21_52">,<text:s/></text:span><text:span text:style-name="T21_53">ale</text:span><text:span text:style-name="T21_54"><text:s/></text:span><text:span text:style-name="T21_55">cóż</text:span><text:span text:style-name="T21_56">,<text:s/></text:span><text:span text:style-name="T21_57">pozory</text:span><text:span text:style-name="T21_58"><text:s/></text:span><text:span text:style-name="T21_59">kurtuazji</text:span><text:span text:style-name="T21_60"><text:s/></text:span><text:span text:style-name="T21_61">należy</text:span><text:span text:style-name="T21_62"><text:s/></text:span><text:span text:style-name="T21_63">zachowywać</text:span><text:span text:style-name="T21_64"><text:s/></text:span><text:span text:style-name="T21_65">przed</text:span><text:span text:style-name="T21_66"><text:s/></text:span><text:span text:style-name="T21_67">kapłanem</text:span><text:span text:style-name="T21_68">,<text:s/></text:span><text:span text:style-name="T21_69">a</text:span><text:span text:style-name="T21_70"><text:s/></text:span><text:span text:style-name="T21_71">nie</text:span><text:span text:style-name="T21_72"><text:s/></text:span><text:span text:style-name="T21_73">przed</text:span><text:span text:style-name="T21_74"><text:s/></text:span><text:span text:style-name="T21_75">barmanem</text:span><text:span text:style-name="T21_76"><text:s/></text:span><text:span text:style-name="T21_77">w</text:span><text:span text:style-name="T21_78"><text:s/></text:span><text:span text:style-name="T21_79">knajpie</text:span><text:span text:style-name="T21_80">),<text:s/></text:span><text:span text:style-name="T21_81">dlatego</text:span><text:span text:style-name="T21_82"><text:s/></text:span><text:span text:style-name="T21_83">cała</text:span><text:span text:style-name="T21_84"><text:s/></text:span><text:span text:style-name="T21_85">sprawa</text:span><text:span text:style-name="T21_86"><text:s/></text:span><text:span text:style-name="T21_87">wydawała</text:span><text:span text:style-name="T21_88"><text:s/></text:span><text:span text:style-name="T21_89">mi</text:span><text:span text:style-name="T21_90"><text:s/></text:span><text:span text:style-name="T21_91">się</text:span><text:span text:style-name="T21_92"><text:s/></text:span><text:span text:style-name="T21_93">nie</text:span><text:span text:style-name="T21_94"><text:s/></text:span><text:span text:style-name="T21_95">tylko</text:span><text:span text:style-name="T21_96"><text:s/></text:span><text:span text:style-name="T21_97">dziwna</text:span><text:span text:style-name="T21_98">,<text:s/></text:span><text:span text:style-name="T21_99">ale</text:span><text:span text:style-name="T21_100"><text:s/></text:span><text:span text:style-name="T21_101">również</text:span><text:span text:style-name="T21_102"><text:s/></text:span><text:span text:style-name="T21_103">owiana</text:span><text:span text:style-name="T21_104"><text:s/></text:span><text:span text:style-name="T21_105">aurą</text:span><text:span text:style-name="T21_106"><text:s/></text:span><text:span text:style-name="T21_107">tajemniczości</text:span><text:span text:style-name="T21_108">.<text:s/></text:span><text:span text:style-name="T21_109">Raz</text:span><text:span text:style-name="T21_110"><text:s/></text:span><text:span text:style-name="T21_111">tylko</text:span><text:span text:style-name="T21_112">,<text:s/></text:span><text:span text:style-name="T21_113">gdy</text:span><text:span text:style-name="T21_114"><text:s/></text:span><text:span text:style-name="T21_115">moje</text:span><text:span text:style-name="T21_116"><text:s/></text:span><text:span text:style-name="T21_117">spojrzenie</text:span><text:span text:style-name="T21_118"><text:s/></text:span><text:span text:style-name="T21_119">w</text:span><text:span text:style-name="T21_120"><text:s/></text:span><text:span text:style-name="T21_121">całości</text:span><text:span text:style-name="T21_122"><text:s/></text:span><text:span text:style-name="T21_123">przemieniło</text:span><text:span text:style-name="T21_124"><text:s/></text:span><text:span text:style-name="T21_125">się</text:span><text:span text:style-name="T21_126"><text:s/></text:span><text:span text:style-name="T21_127">w</text:span><text:span text:style-name="T21_128"><text:s/></text:span><text:span text:style-name="T21_129">jeden</text:span><text:span text:style-name="T21_130"><text:s/></text:span><text:span text:style-name="T21_131">wielki</text:span><text:span text:style-name="T21_132"><text:s/></text:span><text:span text:style-name="T21_133">znak</text:span><text:span text:style-name="T21_134"><text:s/></text:span><text:span text:style-name="T21_135">zapytania</text:span><text:span text:style-name="T21_136">,<text:s/></text:span><text:span text:style-name="T21_137">gdy</text:span><text:span text:style-name="T21_138"><text:s/></text:span><text:span text:style-name="T21_139">już</text:span><text:span text:style-name="T21_140"><text:s/></text:span><text:span text:style-name="T21_141">tak</text:span><text:span text:style-name="T21_142"><text:s/></text:span><text:span text:style-name="T21_143">mnie</text:span><text:span text:style-name="T21_144"><text:s/></text:span><text:span text:style-name="T21_145">świerzbiło</text:span><text:span text:style-name="T21_146">,<text:s/></text:span><text:span text:style-name="T21_147">że</text:span><text:span text:style-name="T21_148"><text:s/></text:span><text:span text:style-name="T21_149">kopyta</text:span><text:span text:style-name="T21_150"><text:s/></text:span><text:span text:style-name="T21_151">same</text:span><text:span text:style-name="T21_152"><text:s/></text:span><text:span text:style-name="T21_153">mi</text:span><text:span text:style-name="T21_154"><text:s/></text:span><text:span text:style-name="T21_155">drżały</text:span><text:span text:style-name="T21_156"><text:s/></text:span><text:span text:style-name="T21_157">podczas</text:span><text:span text:style-name="T21_158"><text:s/></text:span><text:span text:style-name="T21_159">nalewania</text:span><text:span text:style-name="T21_160"><text:s/></text:span><text:span text:style-name="T21_161">soku</text:span><text:span text:style-name="T21_162">,<text:s/></text:span><text:span text:style-name="T21_163">ogier</text:span><text:span text:style-name="T21_164"><text:s/></text:span><text:span text:style-name="T21_165">uśmiechnął</text:span><text:span text:style-name="T21_166"><text:s/></text:span><text:span text:style-name="T21_167">się</text:span><text:span text:style-name="T21_168"><text:s/></text:span><text:span text:style-name="T21_169">lekko</text:span><text:span text:style-name="T21_170"><text:s/></text:span><text:span text:style-name="T21_171">i</text:span><text:span text:style-name="T21_172"><text:s/></text:span><text:span text:style-name="T21_173">powiedział</text:span><text:span text:style-name="T21_174"><text:s/></text:span><text:span text:style-name="T21_175">kolejne</text:span><text:span text:style-name="T21_176"><text:s/></text:span><text:span text:style-name="T21_177">dwa</text:span><text:span text:style-name="T21_178"><text:s/></text:span><text:span text:style-name="T21_179">słowa</text:span><text:span text:style-name="T21_180">:<text:s/>„</text:span><text:span text:style-name="T21_181">Jestem</text:span><text:span text:style-name="T21_182"><text:s/></text:span><text:span text:style-name="T21_183">abstynentem</text:span><text:span text:style-name="T21_184">”.</text:span></text:p>
      <text:p text:style-name="P22"><text:span text:style-name="T22_1">Nic</text:span><text:span text:style-name="T22_2"><text:s/></text:span><text:span text:style-name="T22_3">więcej</text:span><text:span text:style-name="T22_4"><text:s/></text:span><text:span text:style-name="T22_5">nie</text:span><text:span text:style-name="T22_6"><text:s/></text:span><text:span text:style-name="T22_7">udało</text:span><text:span text:style-name="T22_8"><text:s/></text:span><text:span text:style-name="T22_9">mi</text:span><text:span text:style-name="T22_10"><text:s/></text:span><text:span text:style-name="T22_11">się</text:span><text:span text:style-name="T22_12"><text:s/></text:span><text:span text:style-name="T22_13">z</text:span><text:span text:style-name="T22_14"><text:s/></text:span><text:span text:style-name="T22_15">niego</text:span><text:span text:style-name="T22_16"><text:s/></text:span><text:span text:style-name="T22_17">wyciągnąć</text:span><text:span text:style-name="T22_18">.</text:span></text:p>
      <text:p text:style-name="P23"><text:span text:style-name="T23_1">Nie</text:span><text:span text:style-name="T23_2">,<text:s/></text:span><text:span text:style-name="T23_3">żebym</text:span><text:span text:style-name="T23_4"><text:s/></text:span><text:span text:style-name="T23_5">próbował</text:span><text:span text:style-name="T23_6">.<text:s/></text:span><text:span text:style-name="T23_7">Dobry</text:span><text:span text:style-name="T23_8"><text:s/></text:span><text:span text:style-name="T23_9">barman</text:span><text:span text:style-name="T23_10"><text:s/></text:span><text:span text:style-name="T23_11">nie</text:span><text:span text:style-name="T23_12"><text:s/></text:span><text:span text:style-name="T23_13">zagaduje</text:span><text:span text:style-name="T23_14"><text:s/>–<text:s/></text:span><text:span text:style-name="T23_15">dobry</text:span><text:span text:style-name="T23_16"><text:s/></text:span><text:span text:style-name="T23_17">barman</text:span><text:span text:style-name="T23_18"><text:s/></text:span><text:span text:style-name="T23_19">słucha</text:span><text:span text:style-name="T23_20">.</text:span></text:p>
      <text:p text:style-name="P24"><text:span text:style-name="T24_1">Zresztą</text:span><text:span text:style-name="T24_2">,<text:s/></text:span><text:span text:style-name="T24_3">przywykłem</text:span><text:span text:style-name="T24_4"><text:s/></text:span><text:span text:style-name="T24_5">już</text:span><text:span text:style-name="T24_6"><text:s/></text:span><text:span text:style-name="T24_7">do</text:span><text:span text:style-name="T24_8"><text:s/></text:span><text:span text:style-name="T24_9">jego</text:span><text:span text:style-name="T24_10"><text:s/></text:span><text:span text:style-name="T24_11">cichej</text:span><text:span text:style-name="T24_12">,<text:s/></text:span><text:span text:style-name="T24_13">trzeźwej</text:span><text:span text:style-name="T24_14"><text:s/></text:span><text:span text:style-name="T24_15">obecności</text:span><text:span text:style-name="T24_16"><text:s/></text:span><text:span text:style-name="T24_17">w</text:span><text:span text:style-name="T24_18"><text:s/></text:span><text:span text:style-name="T24_19">każdy</text:span><text:span text:style-name="T24_20"><text:s/></text:span><text:span text:style-name="T24_21">piątek</text:span><text:span text:style-name="T24_22"><text:s/></text:span><text:span text:style-name="T24_23">trzynastego</text:span><text:span text:style-name="T24_24">.<text:s/></text:span><text:span text:style-name="T24_25">To</text:span><text:span text:style-name="T24_26"><text:s/></text:span><text:span text:style-name="T24_27">była</text:span><text:span text:style-name="T24_28">…<text:s/></text:span><text:span text:style-name="T24_29">miła</text:span><text:span text:style-name="T24_30"><text:s/></text:span><text:span text:style-name="T24_31">odmiana</text:span><text:span text:style-name="T24_32">.<text:s/></text:span><text:span text:style-name="T24_33">Nie</text:span><text:span text:style-name="T24_34">,<text:s/></text:span><text:span text:style-name="T24_35">żeby</text:span><text:span text:style-name="T24_36"><text:s/></text:span><text:span text:style-name="T24_37">w</text:span><text:span text:style-name="T24_38"><text:s/></text:span><text:span text:style-name="T24_39">Iron</text:span><text:span text:style-name="T24_40"><text:s/></text:span><text:span text:style-name="T24_41">Horse</text:span><text:span text:style-name="T24_42"><text:s/></text:span><text:span text:style-name="T24_43">na</text:span><text:span text:style-name="T24_44"><text:s/></text:span><text:span text:style-name="T24_45">porządku</text:span><text:span text:style-name="T24_46"><text:s/></text:span><text:span text:style-name="T24_47">dziennym</text:span><text:span text:style-name="T24_48"><text:s/></text:span><text:span text:style-name="T24_49">były</text:span><text:span text:style-name="T24_50"><text:s/></text:span><text:span text:style-name="T24_51">jakieś</text:span><text:span text:style-name="T24_52"><text:s/></text:span><text:span text:style-name="T24_53">ekscesy</text:span><text:span text:style-name="T24_54"><text:s/></text:span><text:span text:style-name="T24_55">z</text:span><text:span text:style-name="T24_56"> </text:span><text:span text:style-name="T24_57">nawalonymi</text:span><text:span text:style-name="T24_58"><text:s/></text:span><text:span text:style-name="T24_59">menelami</text:span><text:span text:style-name="T24_60"><text:s/></text:span><text:span text:style-name="T24_61">w</text:span><text:span text:style-name="T24_62"><text:s/></text:span><text:span text:style-name="T24_63">rolach</text:span><text:span text:style-name="T24_64"><text:s/></text:span><text:span text:style-name="T24_65">głównych</text:span><text:span text:style-name="T24_66">,<text:s/></text:span><text:span text:style-name="T24_67">nasz</text:span><text:span text:style-name="T24_68"><text:s/></text:span><text:span text:style-name="T24_69">lokal</text:span><text:span text:style-name="T24_70"><text:s/></text:span><text:span text:style-name="T24_71">cieszy</text:span><text:span text:style-name="T24_72"><text:s/></text:span><text:span text:style-name="T24_73">się</text:span><text:span text:style-name="T24_74"><text:s/></text:span><text:span text:style-name="T24_75">szacunkiem</text:span><text:span text:style-name="T24_76"><text:s/></text:span><text:span text:style-name="T24_77">i</text:span><text:span text:style-name="T24_78"><text:s/></text:span><text:span text:style-name="T24_79">pilnujemy</text:span><text:span text:style-name="T24_80"><text:s/></text:span><text:span text:style-name="T24_81">tego</text:span><text:span text:style-name="T24_82">,<text:s/></text:span><text:span text:style-name="T24_83">by</text:span><text:span text:style-name="T24_84"><text:s/></text:span><text:span text:style-name="T24_85">tak</text:span><text:span text:style-name="T24_86"><text:s/></text:span><text:span text:style-name="T24_87">zostało</text:span><text:span text:style-name="T24_88">,<text:s/></text:span><text:span text:style-name="T24_89">wszystkim</text:span><text:span text:style-name="T24_90"><text:s/></text:span><text:span text:style-name="T24_91">zależy</text:span><text:span text:style-name="T24_92"><text:s/></text:span><text:span text:style-name="T24_93">na</text:span><text:span text:style-name="T24_94"><text:s/></text:span><text:span text:style-name="T24_95">pracy</text:span><text:span text:style-name="T24_96"><text:s/>–<text:s/></text:span><text:span text:style-name="T24_97">po</text:span><text:span text:style-name="T24_98"><text:s/></text:span><text:span text:style-name="T24_99">prostu</text:span><text:span text:style-name="T24_100"><text:s/></text:span><text:span text:style-name="T24_101">milczący</text:span><text:span text:style-name="T24_102"><text:s/></text:span><text:span text:style-name="T24_103">ogier</text:span><text:span text:style-name="T24_104"><text:s/></text:span><text:span text:style-name="T24_105">nad</text:span><text:span text:style-name="T24_106"><text:s/></text:span><text:span text:style-name="T24_107">szklanką</text:span><text:span text:style-name="T24_108"><text:s/></text:span><text:span text:style-name="T24_109">soku</text:span><text:span text:style-name="T24_110"><text:s/></text:span><text:span text:style-name="T24_111">pomidorowego</text:span><text:span text:style-name="T24_112"><text:s/></text:span><text:span text:style-name="T24_113">zdawał</text:span><text:span text:style-name="T24_114"><text:s/></text:span><text:span text:style-name="T24_115">się</text:span><text:span text:style-name="T24_116"><text:s/></text:span><text:span text:style-name="T24_117">być</text:span><text:span text:style-name="T24_118"><text:s/></text:span><text:span text:style-name="T24_119">elementem</text:span><text:span text:style-name="T24_120"><text:s/></text:span><text:span text:style-name="T24_121">kompletnie</text:span><text:span text:style-name="T24_122"><text:s/></text:span><text:span text:style-name="T24_123">nieharmonizującym</text:span><text:span text:style-name="T24_124"><text:s/></text:span><text:span text:style-name="T24_125">z</text:span><text:span text:style-name="T24_126"><text:s/></text:span><text:span text:style-name="T24_127">resztą</text:span><text:span text:style-name="T24_128"><text:s/></text:span><text:span text:style-name="T24_129">lokalu</text:span><text:span text:style-name="T24_130">.</text:span></text:p>
      <text:p text:style-name="P25"><text:span text:style-name="T25_1">Podsunąłem</text:span><text:span text:style-name="T25_2"><text:s/></text:span><text:span text:style-name="T25_3">mu</text:span><text:span text:style-name="T25_4"><text:s/></text:span><text:span text:style-name="T25_5">szklankę</text:span><text:span text:style-name="T25_6"><text:s/></text:span><text:span text:style-name="T25_7">i</text:span><text:span text:style-name="T25_8"><text:s/></text:span><text:span text:style-name="T25_9">już</text:span><text:span text:style-name="T25_10"><text:s/></text:span><text:span text:style-name="T25_11">miałem</text:span><text:span text:style-name="T25_12"><text:s/></text:span><text:span text:style-name="T25_13">zająć</text:span><text:span text:style-name="T25_14"><text:s/></text:span><text:span text:style-name="T25_15">się</text:span><text:span text:style-name="T25_16"><text:s/></text:span><text:span text:style-name="T25_17">polerowaniem</text:span><text:span text:style-name="T25_18"><text:s/></text:span><text:span text:style-name="T25_19">kolejnych</text:span><text:span text:style-name="T25_20"><text:s/></text:span><text:span text:style-name="T25_21">szkieł</text:span><text:span text:style-name="T25_22">,<text:s/></text:span><text:span text:style-name="T25_23">gdy</text:span><text:span text:style-name="T25_24"><text:s/></text:span><text:span text:style-name="T25_25">usłyszałem</text:span><text:span text:style-name="T25_26"><text:s/></text:span><text:span text:style-name="T25_27">coś</text:span><text:span text:style-name="T25_28">,<text:s/></text:span><text:span text:style-name="T25_29">co</text:span><text:span text:style-name="T25_30"><text:s/></text:span><text:span text:style-name="T25_31">mnie</text:span><text:span text:style-name="T25_32"><text:s/></text:span><text:span text:style-name="T25_33">prawie</text:span><text:span text:style-name="T25_34"><text:s/></text:span><text:span text:style-name="T25_35">ścięło</text:span><text:span text:style-name="T25_36"><text:s/></text:span><text:span text:style-name="T25_37">z</text:span><text:span text:style-name="T25_38"><text:s/></text:span><text:span text:style-name="T25_39">nóg</text:span><text:span text:style-name="T25_40">.</text:span></text:p>
      <text:p text:style-name="P26"><text:span text:style-name="T26_1">–<text:s/></text:span><text:span text:style-name="T26_2">Chciałby</text:span><text:span text:style-name="T26_3"><text:s/></text:span><text:span text:style-name="T26_4">pan</text:span><text:span text:style-name="T26_5"><text:s/></text:span><text:span text:style-name="T26_6">usłyszeć</text:span><text:span text:style-name="T26_7"><text:s/></text:span><text:span text:style-name="T26_8">moją</text:span><text:span text:style-name="T26_9"><text:s/></text:span><text:span text:style-name="T26_10">historię</text:span><text:span text:style-name="T26_11">?</text:span></text:p>
      <text:p text:style-name="P27"><text:span text:style-name="T27_1">Rozejrzałem</text:span><text:span text:style-name="T27_2"><text:s/></text:span><text:span text:style-name="T27_3">się</text:span><text:span text:style-name="T27_4"><text:s/></text:span><text:span text:style-name="T27_5">ukradkiem</text:span><text:span text:style-name="T27_6">.<text:s/></text:span><text:span text:style-name="T27_7">Wieczór</text:span><text:span text:style-name="T27_8"><text:s/></text:span><text:span text:style-name="T27_9">był</text:span><text:span text:style-name="T27_10"><text:s/></text:span><text:span text:style-name="T27_11">spokojny</text:span><text:span text:style-name="T27_12">;<text:s/></text:span><text:span text:style-name="T27_13">kelnerki</text:span><text:span text:style-name="T27_14"><text:s/></text:span><text:span text:style-name="T27_15">krzątały</text:span><text:span text:style-name="T27_16"><text:s/></text:span><text:span text:style-name="T27_17">się</text:span><text:span text:style-name="T27_18"><text:s/></text:span><text:span text:style-name="T27_19">między</text:span><text:span text:style-name="T27_20"><text:s/></text:span><text:span text:style-name="T27_21">stołami</text:span><text:span text:style-name="T27_22">,<text:s/></text:span><text:span text:style-name="T27_23">właściciel</text:span><text:span text:style-name="T27_24"><text:s/></text:span><text:span text:style-name="T27_25">miał</text:span><text:span text:style-name="T27_26"><text:s/></text:span><text:span text:style-name="T27_27">zjawić</text:span><text:span text:style-name="T27_28"><text:s/></text:span><text:span text:style-name="T27_29">się</text:span><text:span text:style-name="T27_30"><text:s/></text:span><text:span text:style-name="T27_31">dopiero</text:span><text:span text:style-name="T27_32"><text:s/></text:span><text:span text:style-name="T27_33">za</text:span><text:span text:style-name="T27_34"><text:s/></text:span><text:span text:style-name="T27_35">dwie</text:span><text:span text:style-name="T27_36"><text:s/></text:span><text:span text:style-name="T27_37">godziny</text:span><text:span text:style-name="T27_38">,<text:s/></text:span><text:span text:style-name="T27_39">bo</text:span><text:span text:style-name="T27_40"><text:s/></text:span><text:span text:style-name="T27_41">zatrzymały</text:span><text:span text:style-name="T27_42"><text:s/></text:span><text:span text:style-name="T27_43">go</text:span><text:span text:style-name="T27_44"><text:s/></text:span><text:span text:style-name="T27_45">sprawy</text:span><text:span text:style-name="T27_46"><text:s/></text:span><text:span text:style-name="T27_47">na</text:span><text:span text:style-name="T27_48"><text:s/></text:span><text:span text:style-name="T27_49">mieście</text:span><text:span text:style-name="T27_50">.<text:s/></text:span><text:span text:style-name="T27_51">Nic</text:span><text:span text:style-name="T27_52"><text:s/></text:span><text:span text:style-name="T27_53">nie</text:span><text:span text:style-name="T27_54"><text:s/></text:span><text:span text:style-name="T27_55">wskazywało</text:span><text:span text:style-name="T27_56"><text:s/></text:span><text:span text:style-name="T27_57">na</text:span><text:span text:style-name="T27_58"><text:s/></text:span><text:span text:style-name="T27_59">to</text:span><text:span text:style-name="T27_60">,<text:s/></text:span><text:span text:style-name="T27_61">by</text:span><text:span text:style-name="T27_62"><text:s/></text:span><text:span text:style-name="T27_63">miały</text:span><text:span text:style-name="T27_64"><text:s/></text:span><text:span text:style-name="T27_65">się</text:span><text:span text:style-name="T27_66"><text:s/></text:span><text:span text:style-name="T27_67">ziścić</text:span><text:span text:style-name="T27_68"><text:s/></text:span><text:span text:style-name="T27_69">miejskie</text:span><text:span text:style-name="T27_70"><text:s/></text:span><text:span text:style-name="T27_71">przesądy</text:span><text:span text:style-name="T27_72"><text:s/></text:span><text:span text:style-name="T27_73">i</text:span><text:span text:style-name="T27_74"><text:s/></text:span><text:span text:style-name="T27_75">by</text:span><text:span text:style-name="T27_76"><text:s/></text:span><text:span text:style-name="T27_77">dzień</text:span><text:span text:style-name="T27_78"><text:s/></text:span><text:span text:style-name="T27_79">stał</text:span><text:span text:style-name="T27_80"><text:s/></text:span><text:span text:style-name="T27_81">się</text:span><text:span text:style-name="T27_82"><text:s/></text:span><text:span text:style-name="T27_83">nagle</text:span><text:span text:style-name="T27_84"><text:s/></text:span><text:span text:style-name="T27_85">pechowy</text:span><text:span text:style-name="T27_86">.</text:span></text:p>
      <text:p text:style-name="P28"><text:span text:style-name="T28_1">Korciło</text:span><text:span text:style-name="T28_2"><text:s/></text:span><text:span text:style-name="T28_3">mnie</text:span><text:span text:style-name="T28_4">,<text:s/></text:span><text:span text:style-name="T28_5">by</text:span><text:span text:style-name="T28_6"><text:s/></text:span><text:span text:style-name="T28_7">odłożyć</text:span><text:span text:style-name="T28_8"><text:s/></text:span><text:span text:style-name="T28_9">szklankę</text:span><text:span text:style-name="T28_10"><text:s/></text:span><text:span text:style-name="T28_11">z</text:span><text:span text:style-name="T28_12"><text:s/></text:span><text:span text:style-name="T28_13">hukiem</text:span><text:span text:style-name="T28_14"><text:s/></text:span><text:span text:style-name="T28_15">i</text:span><text:span text:style-name="T28_16"><text:s/></text:span><text:span text:style-name="T28_17">zacząć</text:span><text:span text:style-name="T28_18"><text:s/></text:span><text:span text:style-name="T28_19">podskakiwać</text:span><text:span text:style-name="T28_20"><text:s/></text:span><text:span text:style-name="T28_21">z</text:span><text:span text:style-name="T28_22"><text:s/></text:span><text:span text:style-name="T28_23">ekscytacji</text:span><text:span text:style-name="T28_24"><text:s/></text:span><text:span text:style-name="T28_25">jak</text:span><text:span text:style-name="T28_26"><text:s/></text:span><text:span text:style-name="T28_27">źrebak</text:span><text:span text:style-name="T28_28">,<text:s/></text:span><text:span text:style-name="T28_29">ale</text:span><text:span text:style-name="T28_30"><text:s/></text:span><text:span text:style-name="T28_31">powstrzymały</text:span><text:span text:style-name="T28_32"><text:s/></text:span><text:span text:style-name="T28_33">mnie</text:span><text:span text:style-name="T28_34"><text:s/></text:span><text:span text:style-name="T28_35">przed</text:span><text:span text:style-name="T28_36"><text:s/></text:span><text:span text:style-name="T28_37">tym</text:span><text:span text:style-name="T28_38"><text:s/></text:span><text:span text:style-name="T28_39">wiek</text:span><text:span text:style-name="T28_40">,<text:s/></text:span><text:span text:style-name="T28_41">reputacja</text:span><text:span text:style-name="T28_42"><text:s/></text:span><text:span text:style-name="T28_43">i</text:span><text:span text:style-name="T28_44"><text:s/></text:span><text:span text:style-name="T28_45">stanowisko</text:span><text:span text:style-name="T28_46">.</text:span></text:p>
      <text:p text:style-name="P29"><text:span text:style-name="T29_1">Odwróciłem</text:span><text:span text:style-name="T29_2"><text:s/></text:span><text:span text:style-name="T29_3">się</text:span><text:span text:style-name="T29_4"><text:s/></text:span><text:span text:style-name="T29_5">i</text:span><text:span text:style-name="T29_6"><text:s/></text:span><text:span text:style-name="T29_7">z</text:span><text:span text:style-name="T29_8"><text:s/></text:span><text:span text:style-name="T29_9">najwyższym</text:span><text:span text:style-name="T29_10"><text:s/></text:span><text:span text:style-name="T29_11">spokojem</text:span><text:span text:style-name="T29_12"><text:s/></text:span><text:span text:style-name="T29_13">kiwnąłem</text:span><text:span text:style-name="T29_14"><text:s/></text:span><text:span text:style-name="T29_15">głową</text:span><text:span text:style-name="T29_16">.</text:span></text:p>
      <text:p text:style-name="P30"><text:span text:style-name="T30_1">To</text:span><text:span text:style-name="T30_2">,<text:s/></text:span><text:span text:style-name="T30_3">co</text:span><text:span text:style-name="T30_4"><text:s/></text:span><text:span text:style-name="T30_5">usłyszałem</text:span><text:span text:style-name="T30_6">,<text:s/></text:span><text:span text:style-name="T30_7">pamiętam</text:span><text:span text:style-name="T30_8"><text:s/></text:span><text:span text:style-name="T30_9">do</text:span><text:span text:style-name="T30_10"><text:s/></text:span><text:span text:style-name="T30_11">tej</text:span><text:span text:style-name="T30_12"><text:s/></text:span><text:span text:style-name="T30_13">pory</text:span><text:span text:style-name="T30_14">.</text:span></text:p>
      <text:p text:style-name="P31"><text:span text:style-name="T31_1">Podobno</text:span><text:span text:style-name="T31_2"><text:s/></text:span><text:span text:style-name="T31_3">barman</text:span><text:span text:style-name="T31_4"><text:s/></text:span><text:span text:style-name="T31_5">jest</text:span><text:span text:style-name="T31_6"><text:s/></text:span><text:span text:style-name="T31_7">jak</text:span><text:span text:style-name="T31_8"><text:s/></text:span><text:span text:style-name="T31_9">spowiednik</text:span><text:span text:style-name="T31_10">.<text:s/></text:span><text:span text:style-name="T31_11">Nigdy</text:span><text:span text:style-name="T31_12"><text:s/></text:span><text:span text:style-name="T31_13">w</text:span><text:span text:style-name="T31_14"><text:s/></text:span><text:span text:style-name="T31_15">to</text:span><text:span text:style-name="T31_16"><text:s/></text:span><text:span text:style-name="T31_17">nie</text:span><text:span text:style-name="T31_18"><text:s/></text:span><text:span text:style-name="T31_19">wierzyłem</text:span><text:span text:style-name="T31_20"><text:s/>–<text:s/></text:span><text:span text:style-name="T31_21">aż</text:span><text:span text:style-name="T31_22"><text:s/></text:span><text:span text:style-name="T31_23">do</text:span><text:span text:style-name="T31_24"><text:s/></text:span><text:span text:style-name="T31_25">tamtego</text:span><text:span text:style-name="T31_26"><text:s/></text:span><text:span text:style-name="T31_27">wieczoru</text:span><text:span text:style-name="T31_28">.</text:span></text:p>
      <text:p text:style-name="P32"><text:span text:style-name="T32_1">Gość</text:span><text:span text:style-name="T32_2"><text:s/></text:span><text:span text:style-name="T32_3">wychylił</text:span><text:span text:style-name="T32_4"><text:s/></text:span><text:span text:style-name="T32_5">jednym</text:span><text:span text:style-name="T32_6"><text:s/></text:span><text:span text:style-name="T32_7">długim</text:span><text:span text:style-name="T32_8"><text:s/></text:span><text:span text:style-name="T32_9">łykiem</text:span><text:span text:style-name="T32_10"><text:s/></text:span><text:span text:style-name="T32_11">pół</text:span><text:span text:style-name="T32_12"><text:s/></text:span><text:span text:style-name="T32_13">szklanki</text:span><text:span text:style-name="T32_14"><text:s/></text:span><text:span text:style-name="T32_15">soku</text:span><text:span text:style-name="T32_16">.</text:span></text:p>
      <text:p text:style-name="P33"><text:span text:style-name="T33_1">–<text:s/></text:span><text:span text:style-name="T33_2">Dokładnie</text:span><text:span text:style-name="T33_3"><text:s/></text:span><text:span text:style-name="T33_4">piętnaście</text:span><text:span text:style-name="T33_5"><text:s/></text:span><text:span text:style-name="T33_6">lat</text:span><text:span text:style-name="T33_7"><text:s/></text:span><text:span text:style-name="T33_8">temu</text:span><text:span text:style-name="T33_9">,<text:s/></text:span><text:span text:style-name="T33_10">kiedy</text:span><text:span text:style-name="T33_11"><text:s/></text:span><text:span text:style-name="T33_12">kończyłem</text:span><text:span text:style-name="T33_13"><text:s/></text:span><text:span text:style-name="T33_14">studia</text:span><text:span text:style-name="T33_15">,<text:s/></text:span><text:span text:style-name="T33_16">mojej</text:span><text:span text:style-name="T33_17"><text:s/></text:span><text:span text:style-name="T33_18">siostrze</text:span><text:span text:style-name="T33_19"><text:s/></text:span><text:span text:style-name="T33_20">urodziło</text:span><text:span text:style-name="T33_21"><text:s/></text:span><text:span text:style-name="T33_22">się</text:span><text:span text:style-name="T33_23"><text:s/></text:span><text:span text:style-name="T33_24">źrebię</text:span><text:span text:style-name="T33_25">.<text:s/></text:span><text:span text:style-name="T33_26">Specjalnie</text:span><text:span text:style-name="T33_27"><text:s/></text:span><text:span text:style-name="T33_28">zerwałem</text:span><text:span text:style-name="T33_29"><text:s/></text:span><text:span text:style-name="T33_30">się</text:span><text:span text:style-name="T33_31"><text:s/></text:span><text:span text:style-name="T33_32">z</text:span><text:span text:style-name="T33_33"><text:s/></text:span><text:span text:style-name="T33_34">zajęć</text:span><text:span text:style-name="T33_35">:<text:s/></text:span><text:span text:style-name="T33_36">zebraliśmy</text:span><text:span text:style-name="T33_37"><text:s/></text:span><text:span text:style-name="T33_38">się</text:span><text:span text:style-name="T33_39"><text:s/></text:span><text:span text:style-name="T33_40">ze</text:span><text:span text:style-name="T33_41"><text:s/></text:span><text:span text:style-name="T33_42">szwagrem</text:span><text:span text:style-name="T33_43"><text:s/></text:span><text:span text:style-name="T33_44">i</text:span><text:span text:style-name="T33_45"><text:s/></text:span><text:span text:style-name="T33_46">kuzynami</text:span><text:span text:style-name="T33_47"><text:s/></text:span><text:span text:style-name="T33_48">i</text:span><text:span text:style-name="T33_49"><text:s/></text:span><text:span text:style-name="T33_50">piliśmy</text:span><text:span text:style-name="T33_51"><text:s/></text:span><text:span text:style-name="T33_52">całe</text:span><text:span text:style-name="T33_53"><text:s/></text:span><text:span text:style-name="T33_54">przedpołudnie</text:span><text:span text:style-name="T33_55"><text:s/>–<text:s/></text:span><text:span text:style-name="T33_56">za</text:span><text:span text:style-name="T33_57"><text:s/></text:span><text:span text:style-name="T33_58">zdrowie</text:span><text:span text:style-name="T33_59">,<text:s/></text:span><text:span text:style-name="T33_60">za</text:span><text:span text:style-name="T33_61"><text:s/></text:span><text:span text:style-name="T33_62">pomyślność</text:span><text:span text:style-name="T33_63">,<text:s/></text:span><text:span text:style-name="T33_64">za</text:span><text:span text:style-name="T33_65"><text:s/></text:span><text:span text:style-name="T33_66">nowe</text:span><text:span text:style-name="T33_67">,<text:s/></text:span><text:span text:style-name="T33_68">cudowne</text:span><text:span text:style-name="T33_69"><text:s/></text:span><text:span text:style-name="T33_70">życie</text:span><text:span text:style-name="T33_71">.<text:s/></text:span><text:span text:style-name="T33_72">Siostrzeniec</text:span><text:span text:style-name="T33_73"><text:s/></text:span><text:span text:style-name="T33_74">otrzymał</text:span><text:span text:style-name="T33_75"><text:s/></text:span><text:span text:style-name="T33_76">imię</text:span><text:span text:style-name="T33_77"><text:s/></text:span><text:span text:style-name="T33_78">Napoleon</text:span><text:span text:style-name="T33_79">,<text:s/></text:span><text:span text:style-name="T33_80">wie</text:span><text:span text:style-name="T33_81"><text:s/></text:span><text:span text:style-name="T33_82">pan</text:span><text:span text:style-name="T33_83">,<text:s/></text:span><text:span text:style-name="T33_84">żeby</text:span><text:span text:style-name="T33_85"><text:s/></text:span><text:span text:style-name="T33_86">był</text:span><text:span text:style-name="T33_87"><text:s/></text:span><text:span text:style-name="T33_88">honorowy</text:span><text:span text:style-name="T33_89">,<text:s/></text:span><text:span text:style-name="T33_90">swoją</text:span><text:span text:style-name="T33_91"><text:s/></text:span><text:span text:style-name="T33_92">odwagą</text:span><text:span text:style-name="T33_93"><text:s/></text:span><text:span text:style-name="T33_94">przyćmiewał</text:span><text:span text:style-name="T33_95"><text:s/></text:span><text:span text:style-name="T33_96">rówieśników</text:span><text:span text:style-name="T33_97">…<text:s/></text:span><text:span text:style-name="T33_98">Szwagier</text:span><text:span text:style-name="T33_99"><text:s/></text:span><text:span text:style-name="T33_100">był</text:span><text:span text:style-name="T33_101"><text:s/></text:span><text:span text:style-name="T33_102">taki</text:span><text:span text:style-name="T33_103"><text:s/></text:span><text:span text:style-name="T33_104">dumny</text:span><text:span text:style-name="T33_105">.<text:s/>–<text:s/></text:span><text:span text:style-name="T33_106">Ogier</text:span><text:span text:style-name="T33_107"><text:s/></text:span><text:span text:style-name="T33_108">upił</text:span><text:span text:style-name="T33_109"><text:s/></text:span><text:span text:style-name="T33_110">kolejny</text:span><text:span text:style-name="T33_111"><text:s/></text:span><text:span text:style-name="T33_112">łyk</text:span><text:span text:style-name="T33_113">.<text:s/>–<text:s/></text:span><text:span text:style-name="T33_114">Impreza</text:span><text:span text:style-name="T33_115"><text:s/></text:span><text:span text:style-name="T33_116">trwała</text:span><text:span text:style-name="T33_117"><text:s/></text:span><text:span text:style-name="T33_118">do</text:span><text:span text:style-name="T33_119"><text:s/></text:span><text:span text:style-name="T33_120">wieczora</text:span><text:span text:style-name="T33_121">,<text:s/></text:span><text:span text:style-name="T33_122">ale</text:span><text:span text:style-name="T33_123"><text:s/></text:span><text:span text:style-name="T33_124">ja</text:span><text:span text:style-name="T33_125"><text:s/></text:span><text:span text:style-name="T33_126">już</text:span><text:span text:style-name="T33_127"><text:s/></text:span><text:span text:style-name="T33_128">nie</text:span><text:span text:style-name="T33_129"><text:s/></text:span><text:span text:style-name="T33_130">piłem</text:span><text:span text:style-name="T33_131">.<text:s/></text:span><text:span text:style-name="T33_132">Przespałem</text:span><text:span text:style-name="T33_133"><text:s/></text:span><text:span text:style-name="T33_134">się</text:span><text:span text:style-name="T33_135"><text:s/></text:span><text:span text:style-name="T33_136">trochę</text:span><text:span text:style-name="T33_137"><text:s/></text:span><text:span text:style-name="T33_138">u</text:span><text:span text:style-name="T33_139"><text:s/></text:span><text:span text:style-name="T33_140">nich</text:span><text:span text:style-name="T33_141">,<text:s/></text:span><text:span text:style-name="T33_142">bo</text:span><text:span text:style-name="T33_143"><text:s/></text:span><text:span text:style-name="T33_144">następnego</text:span><text:span text:style-name="T33_145"><text:s/></text:span><text:span text:style-name="T33_146">dnia</text:span><text:span text:style-name="T33_147">,<text:s/></text:span><text:span text:style-name="T33_148">w</text:span><text:span text:style-name="T33_149"><text:s/></text:span><text:span text:style-name="T33_150">piątek</text:span><text:span text:style-name="T33_151"><text:s/></text:span><text:span text:style-name="T33_152">trzynastego</text:span><text:span text:style-name="T33_153">,<text:s/></text:span><text:span text:style-name="T33_154">miałem</text:span><text:span text:style-name="T33_155"><text:s/></text:span><text:span text:style-name="T33_156">mieć</text:span><text:span text:style-name="T33_157"><text:s/></text:span><text:span text:style-name="T33_158">zerówkę</text:span><text:span text:style-name="T33_159"><text:s/></text:span><text:span text:style-name="T33_160">z</text:span><text:span text:style-name="T33_161"><text:s/></text:span><text:span text:style-name="T33_162">prawa</text:span><text:span text:style-name="T33_163"><text:s/></text:span><text:span text:style-name="T33_164">karnego</text:span><text:span text:style-name="T33_165">.<text:s/></text:span><text:span text:style-name="T33_166">W</text:span><text:span text:style-name="T33_167"><text:s/></text:span><text:span text:style-name="T33_168">samochód</text:span><text:span text:style-name="T33_169"><text:s/></text:span><text:span text:style-name="T33_170">wsiadłem</text:span><text:span text:style-name="T33_171"><text:s/></text:span><text:span text:style-name="T33_172">w</text:span><text:span text:style-name="T33_173"><text:s/></text:span><text:span text:style-name="T33_174">nocy</text:span><text:span text:style-name="T33_175"><text:s/>–<text:s/></text:span><text:span text:style-name="T33_176">nie</text:span><text:span text:style-name="T33_177"><text:s/></text:span><text:span text:style-name="T33_178">byłem</text:span><text:span text:style-name="T33_179"><text:s/></text:span><text:span text:style-name="T33_180">pijany</text:span><text:span text:style-name="T33_181">,<text:s/></text:span><text:span text:style-name="T33_182">sprawdziłem</text:span><text:span text:style-name="T33_183">,<text:s/></text:span><text:span text:style-name="T33_184">jedyną</text:span><text:span text:style-name="T33_185"><text:s/></text:span><text:span text:style-name="T33_186">pamiątką</text:span><text:span text:style-name="T33_187"><text:s/></text:span><text:span text:style-name="T33_188">po</text:span><text:span text:style-name="T33_189"><text:s/></text:span><text:span text:style-name="T33_190">intensywnym</text:span><text:span text:style-name="T33_191"><text:s/></text:span><text:span text:style-name="T33_192">dniu</text:span><text:span text:style-name="T33_193"><text:s/></text:span><text:span text:style-name="T33_194">był</text:span><text:span text:style-name="T33_195"><text:s/></text:span><text:span text:style-name="T33_196">lekki</text:span><text:span text:style-name="T33_197"><text:s/></text:span><text:span text:style-name="T33_198">kac</text:span><text:span text:style-name="T33_199">.</text:span></text:p>
      <text:p text:style-name="P34"><text:span text:style-name="T34_1">Spojrzał</text:span><text:span text:style-name="T34_2"><text:s/></text:span><text:span text:style-name="T34_3">na</text:span><text:span text:style-name="T34_4"><text:s/></text:span><text:span text:style-name="T34_5">mnie</text:span><text:span text:style-name="T34_6"><text:s/></text:span><text:span text:style-name="T34_7">znad</text:span><text:span text:style-name="T34_8"><text:s/></text:span><text:span text:style-name="T34_9">krawędzi</text:span><text:span text:style-name="T34_10"><text:s/></text:span><text:span text:style-name="T34_11">szklanki</text:span><text:span text:style-name="T34_12">.</text:span></text:p>
      <text:p text:style-name="P35"><text:span text:style-name="T35_1">–<text:s/></text:span><text:span text:style-name="T35_2">To</text:span><text:span text:style-name="T35_3"><text:s/></text:span><text:span text:style-name="T35_4">był</text:span><text:span text:style-name="T35_5"><text:s/></text:span><text:span text:style-name="T35_6">najbardziej</text:span><text:span text:style-name="T35_7"><text:s/></text:span><text:span text:style-name="T35_8">pechowy</text:span><text:span text:style-name="T35_9"><text:s/></text:span><text:span text:style-name="T35_10">piątek</text:span><text:span text:style-name="T35_11"><text:s/></text:span><text:span text:style-name="T35_12">trzynastego</text:span><text:span text:style-name="T35_13"><text:s/></text:span><text:span text:style-name="T35_14">w</text:span><text:span text:style-name="T35_15"><text:s/></text:span><text:span text:style-name="T35_16">moim</text:span><text:span text:style-name="T35_17"><text:s/></text:span><text:span text:style-name="T35_18">życiu</text:span><text:span text:style-name="T35_19">.</text:span></text:p>
      <text:p text:style-name="P36"/>
      <text:p text:style-name="P37"><text:span text:style-name="T37_1">*</text:span></text:p>
      <text:p text:style-name="P38"/>
      <text:p text:style-name="P39"><text:span text:style-name="T39_1">Nie</text:span><text:span text:style-name="T39_2"><text:s/></text:span><text:span text:style-name="T39_3">miał</text:span><text:span text:style-name="T39_4"><text:s/></text:span><text:span text:style-name="T39_5">pojęcia</text:span><text:span text:style-name="T39_6">,<text:s/></text:span><text:span text:style-name="T39_7">jak</text:span><text:span text:style-name="T39_8"><text:s/></text:span><text:span text:style-name="T39_9">mógł</text:span><text:span text:style-name="T39_10"><text:s/></text:span><text:span text:style-name="T39_11">się</text:span><text:span text:style-name="T39_12"><text:s/></text:span><text:span text:style-name="T39_13">tak</text:span><text:span text:style-name="T39_14"><text:s/></text:span><text:span text:style-name="T39_15">zasiedzieć</text:span><text:span text:style-name="T39_16">.<text:s/></text:span><text:span text:style-name="T39_17">Narodziny</text:span><text:span text:style-name="T39_18"><text:s/></text:span><text:span text:style-name="T39_19">narodzinami</text:span><text:span text:style-name="T39_20">,<text:s/></text:span><text:span text:style-name="T39_21">ale</text:span><text:span text:style-name="T39_22"><text:s/></text:span><text:span text:style-name="T39_23">na</text:span><text:span text:style-name="T39_24"><text:s/></text:span><text:span text:style-name="T39_25">tej</text:span><text:span text:style-name="T39_26"><text:s/></text:span><text:span text:style-name="T39_27">zerówce</text:span><text:span text:style-name="T39_28"><text:s/></text:span><text:span text:style-name="T39_29">zależało</text:span><text:span text:style-name="T39_30"><text:s/></text:span><text:span text:style-name="T39_31">mu</text:span><text:span text:style-name="T39_32"><text:s/></text:span><text:span text:style-name="T39_33">jak</text:span><text:span text:style-name="T39_34"><text:s/></text:span><text:span text:style-name="T39_35">Celestii</text:span><text:span text:style-name="T39_36"><text:s/></text:span><text:span text:style-name="T39_37">na</text:span><text:span text:style-name="T39_38"><text:s/></text:span><text:span text:style-name="T39_39">ciastach</text:span><text:span text:style-name="T39_40">.<text:s/></text:span><text:span text:style-name="T39_41">Nie</text:span><text:span text:style-name="T39_42"><text:s/></text:span><text:span text:style-name="T39_43">po</text:span><text:span text:style-name="T39_44"><text:s/></text:span><text:span text:style-name="T39_45">to</text:span><text:span text:style-name="T39_46"><text:s/></text:span><text:span text:style-name="T39_47">ślęczał</text:span><text:span text:style-name="T39_48"><text:s/></text:span><text:span text:style-name="T39_49">nad</text:span><text:span text:style-name="T39_50"><text:s/></text:span><text:span text:style-name="T39_51">kodeksami</text:span><text:span text:style-name="T39_52"><text:s/></text:span><text:span text:style-name="T39_53">przez</text:span><text:span text:style-name="T39_54"><text:s/></text:span><text:span text:style-name="T39_55">ostatni</text:span><text:span text:style-name="T39_56"><text:s/></text:span><text:span text:style-name="T39_57">miesiąc</text:span><text:span text:style-name="T39_58">,<text:s/></text:span><text:span text:style-name="T39_59">ryjąc</text:span><text:span text:style-name="T39_60"><text:s/></text:span><text:span text:style-name="T39_61">na</text:span><text:span text:style-name="T39_62"><text:s/></text:span><text:span text:style-name="T39_63">blachę</text:span><text:span text:style-name="T39_64"><text:s/></text:span><text:span text:style-name="T39_65">każdy</text:span><text:span text:style-name="T39_66"><text:s/></text:span><text:span text:style-name="T39_67">pieprzony</text:span><text:span text:style-name="T39_68"><text:s/></text:span><text:span text:style-name="T39_69">paragraf</text:span><text:span text:style-name="T39_70">,<text:s/></text:span><text:span text:style-name="T39_71">żeby</text:span><text:span text:style-name="T39_72"><text:s/></text:span><text:span text:style-name="T39_73">teraz</text:span><text:span text:style-name="T39_74"><text:s/></text:span><text:span text:style-name="T39_75">nie</text:span><text:span text:style-name="T39_76"><text:s/></text:span><text:span text:style-name="T39_77">zdążyć</text:span><text:span text:style-name="T39_78">.<text:s/></text:span><text:span text:style-name="T39_79">W</text:span><text:span text:style-name="T39_80"><text:s/></text:span><text:span text:style-name="T39_81">sesji</text:span><text:span text:style-name="T39_82"><text:s/></text:span><text:span text:style-name="T39_83">i</text:span><text:span text:style-name="T39_84"><text:s/></text:span><text:span text:style-name="T39_85">tak</text:span><text:span text:style-name="T39_86"><text:s/></text:span><text:span text:style-name="T39_87">miał</text:span><text:span text:style-name="T39_88"><text:s/></text:span><text:span text:style-name="T39_89">w</text:span><text:span text:style-name="T39_90"><text:s/></text:span><text:span text:style-name="T39_91">cholerę</text:span><text:span text:style-name="T39_92"><text:s/></text:span><text:span text:style-name="T39_93">egzaminów</text:span><text:span text:style-name="T39_94">,<text:s/></text:span><text:span text:style-name="T39_95">chciał</text:span><text:span text:style-name="T39_96"><text:s/></text:span><text:span text:style-name="T39_97">mieć</text:span><text:span text:style-name="T39_98"><text:s/></text:span><text:span text:style-name="T39_99">z</text:span><text:span text:style-name="T39_100"><text:s/></text:span><text:span text:style-name="T39_101">głowy</text:span><text:span text:style-name="T39_102"><text:s/></text:span><text:span text:style-name="T39_103">chociaż</text:span><text:span text:style-name="T39_104"><text:s/></text:span><text:span text:style-name="T39_105">ten</text:span><text:span text:style-name="T39_106">.</text:span></text:p>
      <text:p text:style-name="P40"><text:span text:style-name="T40_1">Był</text:span><text:span text:style-name="T40_2"><text:s/></text:span><text:span text:style-name="T40_3">zmęczony</text:span><text:span text:style-name="T40_4">.<text:s/></text:span><text:span text:style-name="T40_5">Chciało</text:span><text:span text:style-name="T40_6"><text:s/></text:span><text:span text:style-name="T40_7">mu</text:span><text:span text:style-name="T40_8"><text:s/></text:span><text:span text:style-name="T40_9">się</text:span><text:span text:style-name="T40_10"><text:s/></text:span><text:span text:style-name="T40_11">spać</text:span><text:span text:style-name="T40_12">.<text:s/></text:span><text:span text:style-name="T40_13">Trochę</text:span><text:span text:style-name="T40_14"><text:s/></text:span><text:span text:style-name="T40_15">bolała</text:span><text:span text:style-name="T40_16"><text:s/></text:span><text:span text:style-name="T40_17">go</text:span><text:span text:style-name="T40_18"><text:s/></text:span><text:span text:style-name="T40_19">głowa</text:span><text:span text:style-name="T40_20">,<text:s/></text:span><text:span text:style-name="T40_21">ale</text:span><text:span text:style-name="T40_22"><text:s/></text:span><text:span text:style-name="T40_23">poza</text:span><text:span text:style-name="T40_24"><text:s/></text:span><text:span text:style-name="T40_25">tym</text:span><text:span text:style-name="T40_26"><text:s/></text:span><text:span text:style-name="T40_27">było</text:span><text:span text:style-name="T40_28"><text:s/></text:span><text:span text:style-name="T40_29">okej</text:span><text:span text:style-name="T40_30"><text:s/>–<text:s/></text:span><text:span text:style-name="T40_31">w</text:span><text:span text:style-name="T40_32"> </text:span><text:span text:style-name="T40_33">jego</text:span><text:span text:style-name="T40_34"><text:s/></text:span><text:span text:style-name="T40_35">krwi</text:span><text:span text:style-name="T40_36"><text:s/></text:span><text:span text:style-name="T40_37">nie</text:span><text:span text:style-name="T40_38"><text:s/></text:span><text:span text:style-name="T40_39">został</text:span><text:span text:style-name="T40_40"><text:s/></text:span><text:span text:style-name="T40_41">nawet</text:span><text:span text:style-name="T40_42"><text:s/></text:span><text:span text:style-name="T40_43">gram</text:span><text:span text:style-name="T40_44"><text:s/></text:span><text:span text:style-name="T40_45">alkoholu</text:span><text:span text:style-name="T40_46">.<text:s/></text:span><text:span text:style-name="T40_47">Nie</text:span><text:span text:style-name="T40_48"><text:s/></text:span><text:span text:style-name="T40_49">wsiadłby</text:span><text:span text:style-name="T40_50"><text:s/></text:span><text:span text:style-name="T40_51">za</text:span><text:span text:style-name="T40_52"><text:s/></text:span><text:span text:style-name="T40_53">kółko</text:span><text:span text:style-name="T40_54">,<text:s/></text:span><text:span text:style-name="T40_55">gdyby</text:span><text:span text:style-name="T40_56"><text:s/></text:span><text:span text:style-name="T40_57">było</text:span><text:span text:style-name="T40_58"><text:s/></text:span><text:span text:style-name="T40_59">inaczej</text:span><text:span text:style-name="T40_60">.<text:s/></text:span><text:span text:style-name="T40_61">Był</text:span><text:span text:style-name="T40_62"><text:s/></text:span><text:span text:style-name="T40_63">nieco</text:span><text:span text:style-name="T40_64"><text:s/></text:span><text:span text:style-name="T40_65">narwany</text:span><text:span text:style-name="T40_66">,<text:s/></text:span><text:span text:style-name="T40_67">ale</text:span><text:span text:style-name="T40_68"><text:s/></text:span><text:span text:style-name="T40_69">nie</text:span><text:span text:style-name="T40_70"><text:s/></text:span><text:span text:style-name="T40_71">głupi</text:span><text:span text:style-name="T40_72"><text:s/>–<text:s/></text:span><text:span text:style-name="T40_73">w</text:span><text:span text:style-name="T40_74"><text:s/></text:span><text:span text:style-name="T40_75">jego</text:span><text:span text:style-name="T40_76"><text:s/></text:span><text:span text:style-name="T40_77">rodzinie</text:span><text:span text:style-name="T40_78"><text:s/></text:span><text:span text:style-name="T40_79">nie</text:span><text:span text:style-name="T40_80"><text:s/></text:span><text:span text:style-name="T40_81">jeździło</text:span><text:span text:style-name="T40_82"><text:s/></text:span><text:span text:style-name="T40_83">się</text:span><text:span text:style-name="T40_84"><text:s/></text:span><text:span text:style-name="T40_85">po</text:span><text:span text:style-name="T40_86"><text:s/></text:span><text:span text:style-name="T40_87">pijaku</text:span><text:span text:style-name="T40_88"><text:s/></text:span><text:span text:style-name="T40_89">i</text:span><text:span text:style-name="T40_90"><text:s/></text:span><text:span text:style-name="T40_91">on</text:span><text:span text:style-name="T40_92"><text:s/></text:span><text:span text:style-name="T40_93">tę</text:span><text:span text:style-name="T40_94"><text:s/></text:span><text:span text:style-name="T40_95">chlubną</text:span><text:span text:style-name="T40_96"><text:s/></text:span><text:span text:style-name="T40_97">tradycję</text:span><text:span text:style-name="T40_98"><text:s/></text:span><text:span text:style-name="T40_99">zamierzał</text:span><text:span text:style-name="T40_100"><text:s/></text:span><text:span text:style-name="T40_101">kultywować</text:span><text:span text:style-name="T40_102">.</text:span></text:p>
      <text:p text:style-name="P41"><text:span text:style-name="T41_1">Minęła</text:span><text:span text:style-name="T41_2"><text:s/></text:span><text:span text:style-name="T41_3">północ</text:span><text:span text:style-name="T41_4">,<text:s/></text:span><text:span text:style-name="T41_5">co</text:span><text:span text:style-name="T41_6"><text:s/></text:span><text:span text:style-name="T41_7">zakodował</text:span><text:span text:style-name="T41_8">,<text:s/></text:span><text:span text:style-name="T41_9">patrząc</text:span><text:span text:style-name="T41_10"><text:s/></text:span><text:span text:style-name="T41_11">jednym</text:span><text:span text:style-name="T41_12"><text:s/></text:span><text:span text:style-name="T41_13">okiem</text:span><text:span text:style-name="T41_14"><text:s/></text:span><text:span text:style-name="T41_15">na</text:span><text:span text:style-name="T41_16"><text:s/></text:span><text:span text:style-name="T41_17">zegarek</text:span><text:span text:style-name="T41_18"><text:s/></text:span><text:span text:style-name="T41_19">podwieszony</text:span><text:span text:style-name="T41_20"><text:s/></text:span><text:span text:style-name="T41_21">przy</text:span><text:span text:style-name="T41_22"><text:s/></text:span><text:span text:style-name="T41_23">radiu</text:span><text:span text:style-name="T41_24">.<text:s/></text:span><text:span text:style-name="T41_25">Ciemno</text:span><text:span text:style-name="T41_26"><text:s/></text:span><text:span text:style-name="T41_27">było</text:span><text:span text:style-name="T41_28"><text:s/></text:span><text:span text:style-name="T41_29">jak</text:span><text:span text:style-name="T41_30"><text:s/></text:span><text:span text:style-name="T41_31">w</text:span><text:span text:style-name="T41_32"><text:s/></text:span><text:span text:style-name="T41_33">grobie</text:span><text:span text:style-name="T41_34">,<text:s/></text:span><text:span text:style-name="T41_35">ale</text:span><text:span text:style-name="T41_36"><text:s/></text:span><text:span text:style-name="T41_37">droga</text:span><text:span text:style-name="T41_38">,<text:s/></text:span><text:span text:style-name="T41_39">mimo</text:span><text:span text:style-name="T41_40"><text:s/></text:span><text:span text:style-name="T41_41">obfitych</text:span><text:span text:style-name="T41_42"><text:s/></text:span><text:span text:style-name="T41_43">opadów</text:span><text:span text:style-name="T41_44"><text:s/></text:span><text:span text:style-name="T41_45">śniegu</text:span><text:span text:style-name="T41_46"><text:s/></text:span><text:span text:style-name="T41_47">w</text:span><text:span text:style-name="T41_48"><text:s/></text:span><text:span text:style-name="T41_49">ostatnich</text:span><text:span text:style-name="T41_50"><text:s/></text:span><text:span text:style-name="T41_51">dniach</text:span><text:span text:style-name="T41_52"><text:s/></text:span><text:span text:style-name="T41_53">grudnia</text:span><text:span text:style-name="T41_54">,<text:s/></text:span><text:span text:style-name="T41_55">pozostawała</text:span><text:span text:style-name="T41_56"><text:s/></text:span><text:span text:style-name="T41_57">czarna</text:span><text:span text:style-name="T41_58"><text:s/></text:span><text:span text:style-name="T41_59">i</text:span><text:span text:style-name="T41_60"><text:s/></text:span><text:span text:style-name="T41_61">szeroka</text:span><text:span text:style-name="T41_62">.<text:s/></text:span><text:span text:style-name="T41_63">Jechał</text:span><text:span text:style-name="T41_64"><text:s/></text:span><text:span text:style-name="T41_65">przez</text:span><text:span text:style-name="T41_66"><text:s/></text:span><text:span text:style-name="T41_67">las</text:span><text:span text:style-name="T41_68">,<text:s/></text:span><text:span text:style-name="T41_69">mógł</text:span><text:span text:style-name="T41_70"><text:s/></text:span><text:span text:style-name="T41_71">poszarżować</text:span><text:span text:style-name="T41_72">,<text:s/></text:span><text:span text:style-name="T41_73">byłby</text:span><text:span text:style-name="T41_74"><text:s/></text:span><text:span text:style-name="T41_75">szybciej</text:span><text:span text:style-name="T41_76"><text:s/></text:span><text:span text:style-name="T41_77">w</text:span><text:span text:style-name="T41_78"> </text:span><text:span text:style-name="T41_79">swoim</text:span><text:span text:style-name="T41_80"><text:s/></text:span><text:span text:style-name="T41_81">mieście</text:span><text:span text:style-name="T41_82"><text:s/></text:span><text:span text:style-name="T41_83">akademickim</text:span><text:span text:style-name="T41_84">,<text:s/></text:span><text:span text:style-name="T41_85">miałby</text:span><text:span text:style-name="T41_86"><text:s/></text:span><text:span text:style-name="T41_87">jeszcze</text:span><text:span text:style-name="T41_88"><text:s/></text:span><text:span text:style-name="T41_89">mnóstwo</text:span><text:span text:style-name="T41_90"><text:s/></text:span><text:span text:style-name="T41_91">czasu</text:span><text:span text:style-name="T41_92"><text:s/></text:span><text:span text:style-name="T41_93">na</text:span><text:span text:style-name="T41_94"><text:s/></text:span><text:span text:style-name="T41_95">drzemkę</text:span><text:span text:style-name="T41_96"><text:s/></text:span><text:span text:style-name="T41_97">i</text:span><text:span text:style-name="T41_98"><text:s/></text:span><text:span text:style-name="T41_99">powtórkę</text:span><text:span text:style-name="T41_100"><text:s/></text:span><text:span text:style-name="T41_101">materiału</text:span><text:span text:style-name="T41_102"><text:s/></text:span><text:span text:style-name="T41_103">i</text:span><text:span text:style-name="T41_104"><text:s/></text:span><text:span text:style-name="T41_105">może</text:span><text:span text:style-name="T41_106"><text:s/></text:span><text:span text:style-name="T41_107">nawet</text:span><text:span text:style-name="T41_108"><text:s/></text:span><text:span text:style-name="T41_109">obyłoby</text:span><text:span text:style-name="T41_110"><text:s/></text:span><text:span text:style-name="T41_111">się</text:span><text:span text:style-name="T41_112"><text:s/></text:span><text:span text:style-name="T41_113">bez</text:span><text:span text:style-name="T41_114"><text:s/></text:span><text:span text:style-name="T41_115">kawy</text:span><text:span text:style-name="T41_116"><text:s/>(</text:span><text:span text:style-name="T41_117">w</text:span><text:span text:style-name="T41_118"><text:s/></text:span><text:span text:style-name="T41_119">ilościach</text:span><text:span text:style-name="T41_120"><text:s/></text:span><text:span text:style-name="T41_121">przekraczających</text:span><text:span text:style-name="T41_122"><text:s/></text:span><text:span text:style-name="T41_123">pojemność</text:span><text:span text:style-name="T41_124"><text:s/></text:span><text:span text:style-name="T41_125">przeciętnej</text:span><text:span text:style-name="T41_126"><text:s/></text:span><text:span text:style-name="T41_127">cysterny</text:span><text:span text:style-name="T41_128">).</text:span></text:p>
      <text:p text:style-name="P42"><text:span text:style-name="T42_1">Mimo</text:span><text:span text:style-name="T42_2"><text:s/></text:span><text:span text:style-name="T42_3">to</text:span><text:span text:style-name="T42_4"><text:s/></text:span><text:span text:style-name="T42_5">jechał</text:span><text:span text:style-name="T42_6"><text:s/></text:span><text:span text:style-name="T42_7">powoli</text:span><text:span text:style-name="T42_8">,<text:s/></text:span><text:span text:style-name="T42_9">przepisowo</text:span><text:span text:style-name="T42_10">,<text:s/></text:span><text:span text:style-name="T42_11">rozglądając</text:span><text:span text:style-name="T42_12"><text:s/></text:span><text:span text:style-name="T42_13">się</text:span><text:span text:style-name="T42_14"><text:s/></text:span><text:span text:style-name="T42_15">uważnie</text:span><text:span text:style-name="T42_16">.<text:s/></text:span><text:span text:style-name="T42_17">Nie</text:span><text:span text:style-name="T42_18"><text:s/></text:span><text:span text:style-name="T42_19">chciał</text:span><text:span text:style-name="T42_20"><text:s/></text:span><text:span text:style-name="T42_21">kłopotów</text:span><text:span text:style-name="T42_22">.<text:s/></text:span><text:span text:style-name="T42_23">Obecnie</text:span><text:span text:style-name="T42_24"><text:s/></text:span><text:span text:style-name="T42_25">jego</text:span><text:span text:style-name="T42_26"><text:s/></text:span><text:span text:style-name="T42_27">jedynym</text:span><text:span text:style-name="T42_28"><text:s/></text:span><text:span text:style-name="T42_29">problemem</text:span><text:span text:style-name="T42_30"><text:s/></text:span><text:span text:style-name="T42_31">było</text:span><text:span text:style-name="T42_32"><text:s/></text:span><text:span text:style-name="T42_33">to</text:span><text:span text:style-name="T42_34">,<text:s/></text:span><text:span text:style-name="T42_35">czy</text:span><text:span text:style-name="T42_36"><text:s/></text:span><text:span text:style-name="T42_37">zda</text:span><text:span text:style-name="T42_38"><text:s/></text:span><text:span text:style-name="T42_39">sesję</text:span><text:span text:style-name="T42_40"><text:s/></text:span><text:span text:style-name="T42_41">w</text:span><text:span text:style-name="T42_42"><text:s/></text:span><text:span text:style-name="T42_43">pierwszym</text:span><text:span text:style-name="T42_44"><text:s/></text:span><text:span text:style-name="T42_45">terminie</text:span><text:span text:style-name="T42_46"><text:s/>–<text:s/></text:span><text:span text:style-name="T42_47">i</text:span><text:span text:style-name="T42_48"><text:s/></text:span><text:span text:style-name="T42_49">pragnął</text:span><text:span text:style-name="T42_50">,<text:s/></text:span><text:span text:style-name="T42_51">by</text:span><text:span text:style-name="T42_52"><text:s/></text:span><text:span text:style-name="T42_53">tak</text:span><text:span text:style-name="T42_54"><text:s/></text:span><text:span text:style-name="T42_55">pozostało</text:span><text:span text:style-name="T42_56">.</text:span></text:p>
      <text:p text:style-name="P43"><text:span text:style-name="T43_1">Przy</text:span><text:span text:style-name="T43_2"><text:s/></text:span><text:span text:style-name="T43_3">tej</text:span><text:span text:style-name="T43_4"><text:s/></text:span><text:span text:style-name="T43_5">całej</text:span><text:span text:style-name="T43_6"><text:s/></text:span><text:span text:style-name="T43_7">roztropności</text:span><text:span text:style-name="T43_8"><text:s/></text:span><text:span text:style-name="T43_9">fakt</text:span><text:span text:style-name="T43_10">,<text:s/></text:span><text:span text:style-name="T43_11">że</text:span><text:span text:style-name="T43_12"><text:s/></text:span><text:span text:style-name="T43_13">coś</text:span><text:span text:style-name="T43_14"><text:s/></text:span><text:span text:style-name="T43_15">nagle</text:span><text:span text:style-name="T43_16"><text:s/></text:span><text:span text:style-name="T43_17">znikąd</text:span><text:span text:style-name="T43_18"><text:s/></text:span><text:span text:style-name="T43_19">wybiegło</text:span><text:span text:style-name="T43_20"><text:s/></text:span><text:span text:style-name="T43_21">mu</text:span><text:span text:style-name="T43_22"><text:s/></text:span><text:span text:style-name="T43_23">na</text:span><text:span text:style-name="T43_24"><text:s/></text:span><text:span text:style-name="T43_25">jezdnię</text:span><text:span text:style-name="T43_26">,<text:s/></text:span><text:span text:style-name="T43_27">wpadając</text:span><text:span text:style-name="T43_28"><text:s/></text:span><text:span text:style-name="T43_29">prosto</text:span><text:span text:style-name="T43_30"><text:s/></text:span><text:span text:style-name="T43_31">pod</text:span><text:span text:style-name="T43_32"><text:s/></text:span><text:span text:style-name="T43_33">koła</text:span><text:span text:style-name="T43_34">,<text:s/></text:span><text:span text:style-name="T43_35">zdawał</text:span><text:span text:style-name="T43_36"><text:s/></text:span><text:span text:style-name="T43_37">się</text:span><text:span text:style-name="T43_38"><text:s/></text:span><text:span text:style-name="T43_39">nosić</text:span><text:span text:style-name="T43_40"><text:s/></text:span><text:span text:style-name="T43_41">znamiona</text:span><text:span text:style-name="T43_42"><text:s/></text:span><text:span text:style-name="T43_43">marnego</text:span><text:span text:style-name="T43_44"><text:s/></text:span><text:span text:style-name="T43_45">skeczu</text:span><text:span text:style-name="T43_46">.</text:span></text:p>
      <text:p text:style-name="P44"><text:span text:style-name="T44_1">Zatrzymał</text:span><text:span text:style-name="T44_2"><text:s/></text:span><text:span text:style-name="T44_3">się</text:span><text:span text:style-name="T44_4"><text:s/></text:span><text:span text:style-name="T44_5">kilkadziesiąt</text:span><text:span text:style-name="T44_6"><text:s/></text:span><text:span text:style-name="T44_7">metrów</text:span><text:span text:style-name="T44_8"><text:s/></text:span><text:span text:style-name="T44_9">dalej</text:span><text:span text:style-name="T44_10"><text:s/></text:span><text:span text:style-name="T44_11">i</text:span><text:span text:style-name="T44_12"><text:s/></text:span><text:span text:style-name="T44_13">wypadł</text:span><text:span text:style-name="T44_14"><text:s/></text:span><text:span text:style-name="T44_15">z</text:span><text:span text:style-name="T44_16"><text:s/></text:span><text:span text:style-name="T44_17">pojazdu</text:span><text:span text:style-name="T44_18">,<text:s/></text:span><text:span text:style-name="T44_19">czując</text:span><text:span text:style-name="T44_20">,<text:s/></text:span><text:span text:style-name="T44_21">jak</text:span><text:span text:style-name="T44_22"><text:s/></text:span><text:span text:style-name="T44_23">wali</text:span><text:span text:style-name="T44_24"><text:s/></text:span><text:span text:style-name="T44_25">mu</text:span><text:span text:style-name="T44_26"><text:s/></text:span><text:span text:style-name="T44_27">serce</text:span><text:span text:style-name="T44_28">.</text:span></text:p>
      <text:p text:style-name="P45"><text:span text:style-name="T45_1">Padł</text:span><text:span text:style-name="T45_2"><text:s/></text:span><text:span text:style-name="T45_3">na</text:span><text:span text:style-name="T45_4"><text:s/></text:span><text:span text:style-name="T45_5">kolana</text:span><text:span text:style-name="T45_6"><text:s/></text:span><text:span text:style-name="T45_7">przy</text:span><text:span text:style-name="T45_8"><text:s/></text:span><text:span text:style-name="T45_9">istocie</text:span><text:span text:style-name="T45_10">,<text:s/></text:span><text:span text:style-name="T45_11">którą</text:span><text:span text:style-name="T45_12"><text:s/></text:span><text:span text:style-name="T45_13">potrącił</text:span><text:span text:style-name="T45_14">.</text:span></text:p>
      <text:p text:style-name="P46"><text:span text:style-name="T46_1">Było</text:span><text:span text:style-name="T46_2"><text:s/></text:span><text:span text:style-name="T46_3">ciemno</text:span><text:span text:style-name="T46_4">.</text:span></text:p>
      <text:p text:style-name="P47"><text:span text:style-name="T47_1">Mimo</text:span><text:span text:style-name="T47_2"><text:s/></text:span><text:span text:style-name="T47_3">mrozu</text:span><text:span text:style-name="T47_4"><text:s/></text:span><text:span text:style-name="T47_5">jego</text:span><text:span text:style-name="T47_6"><text:s/></text:span><text:span text:style-name="T47_7">nozdrza</text:span><text:span text:style-name="T47_8"><text:s/></text:span><text:span text:style-name="T47_9">z</text:span><text:span text:style-name="T47_10"><text:s/></text:span><text:span text:style-name="T47_11">całą</text:span><text:span text:style-name="T47_12"><text:s/></text:span><text:span text:style-name="T47_13">mocą</text:span><text:span text:style-name="T47_14"><text:s/></text:span><text:span text:style-name="T47_15">zaatakował</text:span><text:span text:style-name="T47_16"><text:s/></text:span><text:span text:style-name="T47_17">metaliczny</text:span><text:span text:style-name="T47_18"><text:s/></text:span><text:span text:style-name="T47_19">odór</text:span><text:span text:style-name="T47_20"><text:s/></text:span><text:span text:style-name="T47_21">krwi</text:span><text:span text:style-name="T47_22">.</text:span></text:p>
      <text:p text:style-name="P48"><text:span text:style-name="T48_1">Pod</text:span><text:span text:style-name="T48_2"><text:s/></text:span><text:span text:style-name="T48_3">nogami</text:span><text:span text:style-name="T48_4"><text:s/></text:span><text:span text:style-name="T48_5">czuł</text:span><text:span text:style-name="T48_6"><text:s/></text:span><text:span text:style-name="T48_7">coś</text:span><text:span text:style-name="T48_8"><text:s/></text:span><text:span text:style-name="T48_9">lepkiego</text:span><text:span text:style-name="T48_10"><text:s/></text:span><text:span text:style-name="T48_11">i</text:span><text:span text:style-name="T48_12"><text:s/></text:span><text:span text:style-name="T48_13">oślizgłego</text:span><text:span text:style-name="T48_14">.</text:span></text:p>
      <text:p text:style-name="P49"><text:span text:style-name="T49_1">Pomacał</text:span><text:span text:style-name="T49_2"><text:s/></text:span><text:span text:style-name="T49_3">kopytem</text:span><text:span text:style-name="T49_4">,<text:s/></text:span><text:span text:style-name="T49_5">ale</text:span><text:span text:style-name="T49_6"><text:s/></text:span><text:span text:style-name="T49_7">je</text:span><text:span text:style-name="T49_8"><text:s/></text:span><text:span text:style-name="T49_9">cofnął</text:span><text:span text:style-name="T49_10">,<text:s/></text:span><text:span text:style-name="T49_11">bo</text:span><text:span text:style-name="T49_12"><text:s/></text:span><text:span text:style-name="T49_13">zagłębiło</text:span><text:span text:style-name="T49_14"><text:s/></text:span><text:span text:style-name="T49_15">się</text:span><text:span text:style-name="T49_16"><text:s/></text:span><text:span text:style-name="T49_17">w</text:span><text:span text:style-name="T49_18"><text:s/></text:span><text:span text:style-name="T49_19">coś</text:span><text:span text:style-name="T49_20"><text:s/></text:span><text:span text:style-name="T49_21">miękkiego</text:span><text:span text:style-name="T49_22">.</text:span></text:p>
      <text:p text:style-name="P50"><text:span text:style-name="T50_1">Czuł</text:span><text:span text:style-name="T50_2">,<text:s/></text:span><text:span text:style-name="T50_3">że</text:span><text:span text:style-name="T50_4"><text:s/></text:span><text:span text:style-name="T50_5">zaraz</text:span><text:span text:style-name="T50_6"><text:s/></text:span><text:span text:style-name="T50_7">zwymiotuje</text:span><text:span text:style-name="T50_8">.</text:span></text:p>
      <text:p text:style-name="P51"><text:span text:style-name="T51_1">Nie</text:span><text:span text:style-name="T51_2"><text:s/></text:span><text:span text:style-name="T51_3">wiedział</text:span><text:span text:style-name="T51_4"><text:s/></text:span><text:span text:style-name="T51_5">właściwie</text:span><text:span text:style-name="T51_6">,<text:s/></text:span><text:span text:style-name="T51_7">kim</text:span><text:span text:style-name="T51_8"><text:s/></text:span><text:span text:style-name="T51_9">jest</text:span><text:span text:style-name="T51_10"><text:s/></text:span><text:span text:style-name="T51_11">nieszczęśnik</text:span><text:span text:style-name="T51_12">,<text:s/></text:span><text:span text:style-name="T51_13">którego</text:span><text:span text:style-name="T51_14"><text:s/></text:span><text:span text:style-name="T51_15">głowa</text:span><text:span text:style-name="T51_16"><text:s/></text:span><text:span text:style-name="T51_17">trafiła</text:span><text:span text:style-name="T51_18"><text:s/></text:span><text:span text:style-name="T51_19">pod</text:span><text:span text:style-name="T51_20"><text:s/></text:span><text:span text:style-name="T51_21">przednie</text:span><text:span text:style-name="T51_22"><text:s/></text:span><text:span text:style-name="T51_23">koło</text:span><text:span text:style-name="T51_24"><text:s/></text:span><text:span text:style-name="T51_25">jego</text:span><text:span text:style-name="T51_26"><text:s/></text:span><text:span text:style-name="T51_27">samochodu</text:span><text:span text:style-name="T51_28">.</text:span></text:p>
      <text:p text:style-name="P52"><text:span text:style-name="T52_1">Może</text:span><text:span text:style-name="T52_2"><text:s/></text:span><text:span text:style-name="T52_3">jakieś</text:span><text:span text:style-name="T52_4"><text:s/></text:span><text:span text:style-name="T52_5">spore</text:span><text:span text:style-name="T52_6"><text:s/></text:span><text:span text:style-name="T52_7">zwierzę</text:span><text:span text:style-name="T52_8">.</text:span></text:p>
      <text:p text:style-name="P53"><text:span text:style-name="T53_1">A</text:span><text:span text:style-name="T53_2"><text:s/></text:span><text:span text:style-name="T53_3">może</text:span><text:span text:style-name="T53_4"><text:s/></text:span><text:span text:style-name="T53_5">właśnie</text:span><text:span text:style-name="T53_6"><text:s/></text:span><text:span text:style-name="T53_7">zamordował</text:span><text:span text:style-name="T53_8"><text:s/></text:span><text:span text:style-name="T53_9">dziecko</text:span><text:span text:style-name="T53_10">.</text:span></text:p>
      <text:p text:style-name="P54"><text:span text:style-name="T54_1">Nie</text:span><text:span text:style-name="T54_2"><text:s/></text:span><text:span text:style-name="T54_3">dał</text:span><text:span text:style-name="T54_4"><text:s/></text:span><text:span text:style-name="T54_5">oczom</text:span><text:span text:style-name="T54_6"><text:s/></text:span><text:span text:style-name="T54_7">przyzwyczaić</text:span><text:span text:style-name="T54_8"><text:s/></text:span><text:span text:style-name="T54_9">się</text:span><text:span text:style-name="T54_10"><text:s/></text:span><text:span text:style-name="T54_11">do</text:span><text:span text:style-name="T54_12"><text:s/></text:span><text:span text:style-name="T54_13">ciemności</text:span><text:span text:style-name="T54_14">.<text:s/></text:span><text:span text:style-name="T54_15">Wstał</text:span><text:span text:style-name="T54_16"><text:s/></text:span><text:span text:style-name="T54_17">i</text:span><text:span text:style-name="T54_18"><text:s/></text:span><text:span text:style-name="T54_19">na</text:span><text:span text:style-name="T54_20"><text:s/></text:span><text:span text:style-name="T54_21">galaretowatych</text:span><text:span text:style-name="T54_22"><text:s/></text:span><text:span text:style-name="T54_23">nogach</text:span><text:span text:style-name="T54_24"><text:s/></text:span><text:span text:style-name="T54_25">podszedł</text:span><text:span text:style-name="T54_26"><text:s/></text:span><text:span text:style-name="T54_27">do</text:span><text:span text:style-name="T54_28"><text:s/></text:span><text:span text:style-name="T54_29">samochodu</text:span><text:span text:style-name="T54_30">.<text:s/></text:span><text:span text:style-name="T54_31">Wsiadł</text:span><text:span text:style-name="T54_32">,<text:s/></text:span><text:span text:style-name="T54_33">odjechał</text:span><text:span text:style-name="T54_34"><text:s/></text:span><text:span text:style-name="T54_35">i</text:span><text:span text:style-name="T54_36"><text:s/></text:span><text:span text:style-name="T54_37">nie</text:span><text:span text:style-name="T54_38"><text:s/></text:span><text:span text:style-name="T54_39">zapomniał</text:span><text:span text:style-name="T54_40">.</text:span></text:p>
      <text:p text:style-name="P55"><text:span text:style-name="T55_1">Każdego</text:span><text:span text:style-name="T55_2"><text:s/></text:span><text:span text:style-name="T55_3">dnia</text:span><text:span text:style-name="T55_4"><text:s/></text:span><text:span text:style-name="T55_5">bał</text:span><text:span text:style-name="T55_6"><text:s/></text:span><text:span text:style-name="T55_7">się</text:span><text:span text:style-name="T55_8">,<text:s/></text:span><text:span text:style-name="T55_9">że</text:span><text:span text:style-name="T55_10"><text:s/></text:span><text:span text:style-name="T55_11">do</text:span><text:span text:style-name="T55_12"><text:s/></text:span><text:span text:style-name="T55_13">jego</text:span><text:span text:style-name="T55_14"><text:s/></text:span><text:span text:style-name="T55_15">drzwi</text:span><text:span text:style-name="T55_16"><text:s/></text:span><text:span text:style-name="T55_17">zapukają</text:span><text:span text:style-name="T55_18"><text:s/></text:span><text:span text:style-name="T55_19">funkcjonariusze</text:span><text:span text:style-name="T55_20">,<text:s/></text:span><text:span text:style-name="T55_21">ale</text:span><text:span text:style-name="T55_22"><text:s/></text:span><text:span text:style-name="T55_23">to</text:span><text:span text:style-name="T55_24"><text:s/></text:span><text:span text:style-name="T55_25">nie</text:span><text:span text:style-name="T55_26"><text:s/></text:span><text:span text:style-name="T55_27">nastąpiło</text:span><text:span text:style-name="T55_28">.</text:span></text:p>
      <text:p text:style-name="P56"><text:span text:style-name="T56_1">Od</text:span><text:span text:style-name="T56_2"><text:s/></text:span><text:span text:style-name="T56_3">tamtego</text:span><text:span text:style-name="T56_4"><text:s/></text:span><text:span text:style-name="T56_5">czasu</text:span><text:span text:style-name="T56_6"><text:s/></text:span><text:span text:style-name="T56_7">nie</text:span><text:span text:style-name="T56_8"><text:s/></text:span><text:span text:style-name="T56_9">pił</text:span><text:span text:style-name="T56_10">.</text:span></text:p>
      <text:p text:style-name="P57"><text:span text:style-name="T57_1">A</text:span><text:span text:style-name="T57_2"><text:s/></text:span><text:span text:style-name="T57_3">egzamin</text:span><text:span text:style-name="T57_4"><text:s/></text:span><text:span text:style-name="T57_5">zdał</text:span><text:span text:style-name="T57_6"><text:s/></text:span><text:span text:style-name="T57_7">na</text:span><text:span text:style-name="T57_8"><text:s/></text:span><text:span text:style-name="T57_9">piątkę</text:span><text:span text:style-name="T57_10">.</text:span></text:p>
      <text:p text:style-name="P58"/>
      <text:p text:style-name="P59"><text:span text:style-name="T59_1">*</text:span></text:p>
      <text:p text:style-name="P60"/>
      <text:p text:style-name="P61"/>
      <text:p text:style-name="P62"><text:span text:style-name="T62_1">Gdy</text:span><text:span text:style-name="T62_2"><text:s/></text:span><text:span text:style-name="T62_3">skończył</text:span><text:span text:style-name="T62_4">,<text:s/></text:span><text:span text:style-name="T62_5">w</text:span><text:span text:style-name="T62_6"><text:s/></text:span><text:span text:style-name="T62_7">jego</text:span><text:span text:style-name="T62_8"><text:s/></text:span><text:span text:style-name="T62_9">szklance</text:span><text:span text:style-name="T62_10"><text:s/></text:span><text:span text:style-name="T62_11">ciągle</text:span><text:span text:style-name="T62_12"><text:s/></text:span><text:span text:style-name="T62_13">było</text:span><text:span text:style-name="T62_14"><text:s/></text:span><text:span text:style-name="T62_15">nieco</text:span><text:span text:style-name="T62_16"><text:s/></text:span><text:span text:style-name="T62_17">soku</text:span><text:span text:style-name="T62_18">.<text:s/></text:span><text:span text:style-name="T62_19">Nie</text:span><text:span text:style-name="T62_20"><text:s/></text:span><text:span text:style-name="T62_21">dopił</text:span><text:span text:style-name="T62_22"><text:s/></text:span><text:span text:style-name="T62_23">go</text:span><text:span text:style-name="T62_24"><text:s/>–<text:s/></text:span><text:span text:style-name="T62_25">odsunął</text:span><text:span text:style-name="T62_26"><text:s/></text:span><text:span text:style-name="T62_27">naczynie</text:span><text:span text:style-name="T62_28"><text:s/></text:span><text:span text:style-name="T62_29">i</text:span><text:span text:style-name="T62_30"> </text:span><text:span text:style-name="T62_31">położył</text:span><text:span text:style-name="T62_32"><text:s/></text:span><text:span text:style-name="T62_33">na</text:span><text:span text:style-name="T62_34"><text:s/></text:span><text:span text:style-name="T62_35">barze</text:span><text:span text:style-name="T62_36"><text:s/></text:span><text:span text:style-name="T62_37">banknot</text:span><text:span text:style-name="T62_38"><text:s/></text:span><text:span text:style-name="T62_39">stumarkowy</text:span><text:span text:style-name="T62_40">.</text:span></text:p>
      <text:p text:style-name="P63"><text:span text:style-name="T63_1">Patrzyłem</text:span><text:span text:style-name="T63_2"><text:s/></text:span><text:span text:style-name="T63_3">to</text:span><text:span text:style-name="T63_4"><text:s/></text:span><text:span text:style-name="T63_5">na</text:span><text:span text:style-name="T63_6"><text:s/></text:span><text:span text:style-name="T63_7">niego</text:span><text:span text:style-name="T63_8">,<text:s/></text:span><text:span text:style-name="T63_9">to</text:span><text:span text:style-name="T63_10"><text:s/></text:span><text:span text:style-name="T63_11">na</text:span><text:span text:style-name="T63_12"><text:s/></text:span><text:span text:style-name="T63_13">banknot</text:span><text:span text:style-name="T63_14"><text:s/></text:span><text:span text:style-name="T63_15">i</text:span><text:span text:style-name="T63_16"><text:s/></text:span><text:span text:style-name="T63_17">jedynie</text:span><text:span text:style-name="T63_18"><text:s/></text:span><text:span text:style-name="T63_19">marszczyłem</text:span><text:span text:style-name="T63_20"><text:s/></text:span><text:span text:style-name="T63_21">brwi</text:span><text:span text:style-name="T63_22">,<text:s/></text:span><text:span text:style-name="T63_23">niezdolny</text:span><text:span text:style-name="T63_24"><text:s/></text:span><text:span text:style-name="T63_25">do</text:span><text:span text:style-name="T63_26"><text:s/></text:span><text:span text:style-name="T63_27">powiedzenia</text:span><text:span text:style-name="T63_28"><text:s/></text:span><text:span text:style-name="T63_29">słowa</text:span><text:span text:style-name="T63_30">,<text:s/></text:span><text:span text:style-name="T63_31">otumaniony</text:span><text:span text:style-name="T63_32"><text:s/></text:span><text:span text:style-name="T63_33">historią</text:span><text:span text:style-name="T63_34">,<text:s/></text:span><text:span text:style-name="T63_35">którą</text:span><text:span text:style-name="T63_36"><text:s/></text:span><text:span text:style-name="T63_37">dane</text:span><text:span text:style-name="T63_38"><text:s/></text:span><text:span text:style-name="T63_39">mi</text:span><text:span text:style-name="T63_40"><text:s/></text:span><text:span text:style-name="T63_41">było</text:span><text:span text:style-name="T63_42"><text:s/></text:span><text:span text:style-name="T63_43">usłyszeć</text:span><text:span text:style-name="T63_44">.<text:s/></text:span><text:span text:style-name="T63_45">Wreszcie</text:span><text:span text:style-name="T63_46"><text:s/></text:span><text:span text:style-name="T63_47">uniosłem</text:span><text:span text:style-name="T63_48"><text:s/></text:span><text:span text:style-name="T63_49">głowę</text:span><text:span text:style-name="T63_50"><text:s/></text:span><text:span text:style-name="T63_51">i</text:span><text:span text:style-name="T63_52"><text:s/></text:span><text:span text:style-name="T63_53">zadałem</text:span><text:span text:style-name="T63_54"><text:s/></text:span><text:span text:style-name="T63_55">jedyne</text:span><text:span text:style-name="T63_56"><text:s/></text:span><text:span text:style-name="T63_57">pytanie</text:span><text:span text:style-name="T63_58">,<text:s/></text:span><text:span text:style-name="T63_59">które</text:span><text:span text:style-name="T63_60"><text:s/></text:span><text:span text:style-name="T63_61">udało</text:span><text:span text:style-name="T63_62"><text:s/></text:span><text:span text:style-name="T63_63">mi</text:span><text:span text:style-name="T63_64"><text:s/></text:span><text:span text:style-name="T63_65">się</text:span><text:span text:style-name="T63_66"><text:s/></text:span><text:span text:style-name="T63_67">wyodrębnić</text:span><text:span text:style-name="T63_68"><text:s/></text:span><text:span text:style-name="T63_69">w</text:span><text:span text:style-name="T63_70"><text:s/></text:span><text:span text:style-name="T63_71">kłębowisku</text:span><text:span text:style-name="T63_72"><text:s/></text:span><text:span text:style-name="T63_73">myśli</text:span><text:span text:style-name="T63_74">:</text:span></text:p>
      <text:p text:style-name="P64"><text:span text:style-name="T64_1">–<text:s/></text:span><text:span text:style-name="T64_2">Ale</text:span><text:span text:style-name="T64_3">…<text:s/></text:span><text:span text:style-name="T64_4">dlaczego</text:span><text:span text:style-name="T64_5"><text:s/></text:span><text:span text:style-name="T64_6">dopiero</text:span><text:span text:style-name="T64_7"><text:s/></text:span><text:span text:style-name="T64_8">teraz</text:span><text:span text:style-name="T64_9">?</text:span></text:p>
      <text:p text:style-name="P65"><text:span text:style-name="T65_1">Ogier</text:span><text:span text:style-name="T65_2"><text:s/></text:span><text:span text:style-name="T65_3">wyjął</text:span><text:span text:style-name="T65_4"><text:s/></text:span><text:span text:style-name="T65_5">z</text:span><text:span text:style-name="T65_6"><text:s/></text:span><text:span text:style-name="T65_7">kieszeni</text:span><text:span text:style-name="T65_8"><text:s/></text:span><text:span text:style-name="T65_9">złożoną</text:span><text:span text:style-name="T65_10"><text:s/></text:span><text:span text:style-name="T65_11">na</text:span><text:span text:style-name="T65_12"><text:s/></text:span><text:span text:style-name="T65_13">czworo</text:span><text:span text:style-name="T65_14"><text:s/></text:span><text:span text:style-name="T65_15">kartkę</text:span><text:span text:style-name="T65_16">.<text:s/></text:span><text:span text:style-name="T65_17">Delikatna</text:span><text:span text:style-name="T65_18"><text:s/></text:span><text:span text:style-name="T65_19">jak</text:span><text:span text:style-name="T65_20"><text:s/></text:span><text:span text:style-name="T65_21">pajęczyna</text:span><text:span text:style-name="T65_22"><text:s/></text:span><text:span text:style-name="T65_23">faktura</text:span><text:span text:style-name="T65_24"><text:s/></text:span><text:span text:style-name="T65_25">sprawiała</text:span><text:span text:style-name="T65_26"><text:s/></text:span><text:span text:style-name="T65_27">wrażenie</text:span><text:span text:style-name="T65_28">,<text:s/></text:span><text:span text:style-name="T65_29">jakby</text:span><text:span text:style-name="T65_30"><text:s/></text:span><text:span text:style-name="T65_31">papier</text:span><text:span text:style-name="T65_32"><text:s/></text:span><text:span text:style-name="T65_33">miał</text:span><text:span text:style-name="T65_34"><text:s/></text:span><text:span text:style-name="T65_35">się</text:span><text:span text:style-name="T65_36"><text:s/></text:span><text:span text:style-name="T65_37">zaraz</text:span><text:span text:style-name="T65_38"><text:s/></text:span><text:span text:style-name="T65_39">rozsypać</text:span><text:span text:style-name="T65_40">,<text:s/></text:span><text:span text:style-name="T65_41">zaś</text:span><text:span text:style-name="T65_42"><text:s/></text:span><text:span text:style-name="T65_43">wyblakłe</text:span><text:span text:style-name="T65_44">,<text:s/></text:span><text:span text:style-name="T65_45">przetarte</text:span><text:span text:style-name="T65_46"><text:s/></text:span><text:span text:style-name="T65_47">rogi</text:span><text:span text:style-name="T65_48"><text:s/></text:span><text:span text:style-name="T65_49">nie</text:span><text:span text:style-name="T65_50"><text:s/></text:span><text:span text:style-name="T65_51">pozostawiały</text:span><text:span text:style-name="T65_52"><text:s/></text:span><text:span text:style-name="T65_53">złudzeń</text:span><text:span text:style-name="T65_54">,<text:s/></text:span><text:span text:style-name="T65_55">że</text:span><text:span text:style-name="T65_56"><text:s/></text:span><text:span text:style-name="T65_57">właściciel</text:span><text:span text:style-name="T65_58"><text:s/></text:span><text:span text:style-name="T65_59">nosił</text:span><text:span text:style-name="T65_60"><text:s/></text:span><text:span text:style-name="T65_61">ten</text:span><text:span text:style-name="T65_62"><text:s/></text:span><text:span text:style-name="T65_63">zwitek</text:span><text:span text:style-name="T65_64"><text:s/></text:span><text:span text:style-name="T65_65">ze</text:span><text:span text:style-name="T65_66"><text:s/></text:span><text:span text:style-name="T65_67">sobą</text:span><text:span text:style-name="T65_68"><text:s/></text:span><text:span text:style-name="T65_69">przez</text:span><text:span text:style-name="T65_70"><text:s/></text:span><text:span text:style-name="T65_71">bardzo</text:span><text:span text:style-name="T65_72">,<text:s/></text:span><text:span text:style-name="T65_73">bardzo</text:span><text:span text:style-name="T65_74"><text:s/></text:span><text:span text:style-name="T65_75">długi</text:span><text:span text:style-name="T65_76"><text:s/></text:span><text:span text:style-name="T65_77">czas</text:span><text:span text:style-name="T65_78">.</text:span></text:p>
      <text:p text:style-name="P66"><text:span text:style-name="T66_1">Zachęcony</text:span><text:span text:style-name="T66_2"><text:s/></text:span><text:span text:style-name="T66_3">spojrzeniem</text:span><text:span text:style-name="T66_4"><text:s/></text:span><text:span text:style-name="T66_5">gościa</text:span><text:span text:style-name="T66_6">,<text:s/></text:span><text:span text:style-name="T66_7">rozwinąłem</text:span><text:span text:style-name="T66_8"><text:s/></text:span><text:span text:style-name="T66_9">kartkę</text:span><text:span text:style-name="T66_10">.</text:span></text:p>
      <text:p text:style-name="P67"/>
      <text:p text:style-name="P68"><text:span text:style-name="T68_1">Art</text:span><text:span text:style-name="T68_2">.<text:s/>101.<text:s/></text:span><text:span text:style-name="T68_3">Przedawnienie</text:span><text:span text:style-name="T68_4"><text:s/></text:span><text:span text:style-name="T68_5">karalności</text:span><text:span text:style-name="T68_6">.</text:span></text:p>
      <text:p text:style-name="P69"><text:span text:style-name="T69_1">§<text:s/>1.<text:s/></text:span><text:span text:style-name="T69_2">Karalność</text:span><text:span text:style-name="T69_3"><text:s/></text:span><text:span text:style-name="T69_4">przestępstwa</text:span><text:span text:style-name="T69_5"><text:s/></text:span><text:span text:style-name="T69_6">ustaje</text:span><text:span text:style-name="T69_7">,<text:s/></text:span><text:span text:style-name="T69_8">jeżeli</text:span><text:span text:style-name="T69_9"><text:s/></text:span><text:span text:style-name="T69_10">od</text:span><text:span text:style-name="T69_11"><text:s/></text:span><text:span text:style-name="T69_12">czasu</text:span><text:span text:style-name="T69_13"><text:s/></text:span><text:span text:style-name="T69_14">jego</text:span><text:span text:style-name="T69_15"><text:s/></text:span><text:span text:style-name="T69_16">popełnienia</text:span><text:span text:style-name="T69_17"><text:s/></text:span><text:span text:style-name="T69_18">upłynęło</text:span><text:span text:style-name="T69_19"><text:s/></text:span><text:span text:style-name="T69_20">lat</text:span><text:span text:style-name="T69_21">:</text:span></text:p>
      <text:p text:style-name="P70"/>
      <text:p text:style-name="P71"><text:span text:style-name="T71_1">Spojrzałem</text:span><text:span text:style-name="T71_2"><text:s/></text:span><text:span text:style-name="T71_3">w</text:span><text:span text:style-name="T71_4"><text:s/></text:span><text:span text:style-name="T71_5">dół</text:span><text:span text:style-name="T71_6">,<text:s/></text:span><text:span text:style-name="T71_7">na</text:span><text:span text:style-name="T71_8"><text:s/></text:span><text:span text:style-name="T71_9">zaznaczony</text:span><text:span text:style-name="T71_10"><text:s/></text:span><text:span text:style-name="T71_11">kółkiem</text:span><text:span text:style-name="T71_12"><text:s/></text:span><text:span text:style-name="T71_13">punkt</text:span><text:span text:style-name="T71_14"><text:s/></text:span><text:span text:style-name="T71_15">siedemnasty</text:span><text:span text:style-name="T71_16">.</text:span></text:p>
      <text:p text:style-name="P72"/>
      <text:p text:style-name="P73"><text:span text:style-name="T73_1">17)<text:s/></text:span><text:span text:style-name="T73_2">Piętnaście</text:span><text:span text:style-name="T73_3"><text:s/>–<text:s/></text:span><text:span text:style-name="T73_4">gdy</text:span><text:span text:style-name="T73_5"><text:s/></text:span><text:span text:style-name="T73_6">czyn</text:span><text:span text:style-name="T73_7"><text:s/></text:span><text:span text:style-name="T73_8">stanowi</text:span><text:span text:style-name="T73_9"><text:s/></text:span><text:span text:style-name="T73_10">występek</text:span><text:span text:style-name="T73_11"><text:s/></text:span><text:span text:style-name="T73_12">nieumyślnego</text:span><text:span text:style-name="T73_13"><text:s/></text:span><text:span text:style-name="T73_14">spowodowania</text:span><text:span text:style-name="T73_15"><text:s/></text:span><text:span text:style-name="T73_16">wypadku</text:span><text:span text:style-name="T73_17"><text:s/></text:span><text:span text:style-name="T73_18">ze</text:span><text:span text:style-name="T73_19"><text:s/></text:span><text:span text:style-name="T73_20">skutkiem</text:span><text:span text:style-name="T73_21"><text:s/></text:span><text:span text:style-name="T73_22">śmiertelnym</text:span><text:span text:style-name="T73_23">.</text:span></text:p>
      <text:p text:style-name="P74"/>
      <text:p text:style-name="P75"><text:span text:style-name="T75_1">Złożyłem</text:span><text:span text:style-name="T75_2"><text:s/></text:span><text:span text:style-name="T75_3">arkusz</text:span><text:span text:style-name="T75_4"><text:s/></text:span><text:span text:style-name="T75_5">i</text:span><text:span text:style-name="T75_6"><text:s/></text:span><text:span text:style-name="T75_7">odłożyłem</text:span><text:span text:style-name="T75_8"><text:s/></text:span><text:span text:style-name="T75_9">go</text:span><text:span text:style-name="T75_10"><text:s/></text:span><text:span text:style-name="T75_11">na</text:span><text:span text:style-name="T75_12"><text:s/></text:span><text:span text:style-name="T75_13">półkę</text:span><text:span text:style-name="T75_14">,<text:s/></text:span><text:span text:style-name="T75_15">po</text:span><text:span text:style-name="T75_16"><text:s/></text:span><text:span text:style-name="T75_17">czym</text:span><text:span text:style-name="T75_18"><text:s/></text:span><text:span text:style-name="T75_19">bez</text:span><text:span text:style-name="T75_20"><text:s/></text:span><text:span text:style-name="T75_21">słowa</text:span><text:span text:style-name="T75_22"><text:s/></text:span><text:span text:style-name="T75_23">wróciłem</text:span><text:span text:style-name="T75_24"><text:s/></text:span><text:span text:style-name="T75_25">do</text:span><text:span text:style-name="T75_26"><text:s/></text:span><text:span text:style-name="T75_27">polerowania</text:span><text:span text:style-name="T75_28"><text:s/></text:span><text:span text:style-name="T75_29">szklanek</text:span><text:span text:style-name="T75_30">.</text:span></text:p>
      <text:p text:style-name="P76"><text:span text:style-name="T76_1">Nie</text:span><text:span text:style-name="T76_2"><text:s/></text:span><text:span text:style-name="T76_3">odwróciłem</text:span><text:span text:style-name="T76_4"><text:s/></text:span><text:span text:style-name="T76_5">się</text:span><text:span text:style-name="T76_6">,<text:s/></text:span><text:span text:style-name="T76_7">by</text:span><text:span text:style-name="T76_8"><text:s/></text:span><text:span text:style-name="T76_9">pożegnać</text:span><text:span text:style-name="T76_10"><text:s/></text:span><text:span text:style-name="T76_11">gościa</text:span><text:span text:style-name="T76_12">,<text:s/></text:span><text:span text:style-name="T76_13">który</text:span><text:span text:style-name="T76_14"><text:s/></text:span><text:span text:style-name="T76_15">w</text:span><text:span text:style-name="T76_16"><text:s/></text:span><text:span text:style-name="T76_17">czasie</text:span><text:span text:style-name="T76_18"><text:s/></text:span><text:span text:style-name="T76_19">mojej</text:span><text:span text:style-name="T76_20"><text:s/></text:span><text:span text:style-name="T76_21">lektury</text:span><text:span text:style-name="T76_22"><text:s/></text:span><text:span text:style-name="T76_23">zdążył</text:span><text:span text:style-name="T76_24"><text:s/></text:span><text:span text:style-name="T76_25">wstać</text:span><text:span text:style-name="T76_26">,<text:s/></text:span><text:span text:style-name="T76_27">naciągnąć</text:span><text:span text:style-name="T76_28"><text:s/></text:span><text:span text:style-name="T76_29">płaszcz</text:span><text:span text:style-name="T76_30"><text:s/></text:span><text:span text:style-name="T76_31">i</text:span><text:span text:style-name="T76_32"><text:s/></text:span><text:span text:style-name="T76_33">udać</text:span><text:span text:style-name="T76_34"><text:s/></text:span><text:span text:style-name="T76_35">się</text:span><text:span text:style-name="T76_36"><text:s/></text:span><text:span text:style-name="T76_37">w</text:span><text:span text:style-name="T76_38"><text:s/></text:span><text:span text:style-name="T76_39">stronę</text:span><text:span text:style-name="T76_40"><text:s/></text:span><text:span text:style-name="T76_41">wyjścia</text:span><text:span text:style-name="T76_42">.</text:span></text:p>
      <text:p text:style-name="P77"><text:span text:style-name="T77_1">Nie</text:span><text:span text:style-name="T77_2"><text:s/></text:span><text:span text:style-name="T77_3">powiedziałem</text:span><text:span text:style-name="T77_4"><text:s/></text:span><text:span text:style-name="T77_5">mu</text:span><text:span text:style-name="T77_6"><text:s/>„</text:span><text:span text:style-name="T77_7">do</text:span><text:span text:style-name="T77_8"><text:s/></text:span><text:span text:style-name="T77_9">widzenia</text:span><text:span text:style-name="T77_10">”,<text:s/></text:span><text:span text:style-name="T77_11">bo</text:span><text:span text:style-name="T77_12"><text:s/></text:span><text:span text:style-name="T77_13">wiedziałem</text:span><text:span text:style-name="T77_14">,<text:s/></text:span><text:span text:style-name="T77_15">że</text:span><text:span text:style-name="T77_16"><text:s/></text:span><text:span text:style-name="T77_17">więcej</text:span><text:span text:style-name="T77_18"><text:s/></text:span><text:span text:style-name="T77_19">się</text:span><text:span text:style-name="T77_20"><text:s/></text:span><text:span text:style-name="T77_21">nie</text:span><text:span text:style-name="T77_22"><text:s/></text:span><text:span text:style-name="T77_23">zobaczymy</text:span><text:span text:style-name="T77_24">.</text:span></text:p>
      <text:p text:style-name="P78"><text:span text:style-name="T78_1">Postąpił</text:span><text:span text:style-name="T78_2"><text:s/></text:span><text:span text:style-name="T78_3">źle</text:span><text:span text:style-name="T78_4">…<text:s/></text:span><text:span text:style-name="T78_5">ale</text:span><text:span text:style-name="T78_6"><text:s/></text:span><text:span text:style-name="T78_7">pokutował</text:span><text:span text:style-name="T78_8"><text:s/></text:span><text:span text:style-name="T78_9">przez</text:span><text:span text:style-name="T78_10"><text:s/></text:span><text:span text:style-name="T78_11">piętnaście</text:span><text:span text:style-name="T78_12"><text:s/></text:span><text:span text:style-name="T78_13">lat</text:span><text:span text:style-name="T78_14">.<text:s/></text:span><text:span text:style-name="T78_15">To</text:span><text:span text:style-name="T78_16"><text:s/></text:span><text:span text:style-name="T78_17">mogła</text:span><text:span text:style-name="T78_18"><text:s/></text:span><text:span text:style-name="T78_19">być</text:span><text:span text:style-name="T78_20"><text:s/></text:span><text:span text:style-name="T78_21">sarna</text:span><text:span text:style-name="T78_22">.<text:s/></text:span><text:span text:style-name="T78_23">To</text:span><text:span text:style-name="T78_24"><text:s/></text:span><text:span text:style-name="T78_25">mógł</text:span><text:span text:style-name="T78_26"><text:s/></text:span><text:span text:style-name="T78_27">być</text:span><text:span text:style-name="T78_28"><text:s/></text:span><text:span text:style-name="T78_29">dzik</text:span><text:span text:style-name="T78_30">.<text:s/></text:span><text:span text:style-name="T78_31">Nigdy</text:span><text:span text:style-name="T78_32"><text:s/></text:span><text:span text:style-name="T78_33">się</text:span><text:span text:style-name="T78_34"><text:s/></text:span><text:span text:style-name="T78_35">nie</text:span><text:span text:style-name="T78_36"><text:s/></text:span><text:span text:style-name="T78_37">dowiedział</text:span><text:span text:style-name="T78_38">.</text:span></text:p>
      <text:p text:style-name="P79"><text:span text:style-name="T79_1">Teraz</text:span><text:span text:style-name="T79_2">,<text:s/></text:span><text:span text:style-name="T79_3">w</text:span><text:span text:style-name="T79_4"><text:s/></text:span><text:span text:style-name="T79_5">końcu</text:span><text:span text:style-name="T79_6"><text:s/>–<text:s/></text:span><text:span text:style-name="T79_7">był</text:span><text:span text:style-name="T79_8"><text:s/></text:span><text:span text:style-name="T79_9">wolny</text:span><text:span text:style-name="T79_10">.</text:span></text:p>
      <text:p text:style-name="P80"><text:span text:style-name="T80_1">Nie</text:span><text:span text:style-name="T80_2"><text:s/></text:span><text:span text:style-name="T80_3">miałem</text:span><text:span text:style-name="T80_4"><text:s/></text:span><text:span text:style-name="T80_5">pojęcia</text:span><text:span text:style-name="T80_6">,<text:s/></text:span><text:span text:style-name="T80_7">co</text:span><text:span text:style-name="T80_8"><text:s/></text:span><text:span text:style-name="T80_9">zamierza</text:span><text:span text:style-name="T80_10"><text:s/></text:span><text:span text:style-name="T80_11">zrobić</text:span><text:span text:style-name="T80_12">.<text:s/></text:span><text:span text:style-name="T80_13">Wiedziałem</text:span><text:span text:style-name="T80_14"><text:s/></text:span><text:span text:style-name="T80_15">jedno</text:span><text:span text:style-name="T80_16"><text:s/>–<text:s/></text:span><text:span text:style-name="T80_17">prawdopodobnie</text:span><text:span text:style-name="T80_18"><text:s/></text:span><text:span text:style-name="T80_19">już</text:span><text:span text:style-name="T80_20"><text:s/></text:span><text:span text:style-name="T80_21">nigdy</text:span><text:span text:style-name="T80_22"><text:s/></text:span><text:span text:style-name="T80_23">nie</text:span><text:span text:style-name="T80_24"><text:s/></text:span><text:span text:style-name="T80_25">tknie</text:span><text:span text:style-name="T80_26"><text:s/></text:span><text:span text:style-name="T80_27">soku</text:span><text:span text:style-name="T80_28"><text:s/></text:span><text:span text:style-name="T80_29">pomidorowego</text:span><text:span text:style-name="T80_3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15%" fo:margin-top="0.847cm" fo:margin-bottom="0.212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Calibri" fo:font-size="24pt" style:font-name-asian="Calibri" style:font-size-asian="24pt" style:font-name-complex="Calibri" style:font-size-complex="24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15%" fo:margin-top="0.635cm" fo:margin-bottom="0.141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15%" fo:margin-top="0.494cm" fo:margin-bottom="0.141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15%" fo:margin-top="0.423cm" fo:margin-bottom="0.071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0cm" fo:line-height="115%" fo:margin-top="0.388cm" fo:margin-bottom="0.071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15%" fo:margin-top="0.353cm" fo:margin-bottom="0.071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15%" fo:margin-top="0.847cm" fo:margin-bottom="0.212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Calibri" fo:font-size="36pt" style:font-name-asian="Calibri" style:font-size-asian="36pt" style:font-name-complex="Calibri" style:font-size-complex="36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left" fo:break-before="auto" fo:text-indent="0cm" fo:line-height="115%" fo:margin-top="0.635cm" fo:margin-bottom="0.141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 fo:font-weight="normal" style:font-weight-asian="normal" style:font-weight-complex="normal" style:text-underline-style="none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1.249cm" fo:padding-left="0cm" fo:margin-left="2.499cm" fo:padding-right="0cm" fo:margin-right="2.499cm"/>
      <style:footer-style>
        <style:header-footer-properties fo:min-height="1.251cm" fo:margin-top="1.25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fo:margin-top="0cm" fo:margin-bottom="1.27cm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